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ctave:9&gt; responseTeste</text:p>
      <text:p text:style-name="Standard">responseTeste = </text:p>
      <text:p text:style-name="Standard">{</text:p>
      <text:p text:style-name="Standard"><text:s text:c="2"/>[1,1] = <text:s/>1</text:p>
      <text:p text:style-name="Standard"><text:s text:c="2"/>[1,2] = <text:s/>2</text:p>
      <text:p text:style-name="Standard"><text:s text:c="2"/>[1,3] = <text:s/>2</text:p>
      <text:p text:style-name="Standard"><text:s text:c="2"/>[1,4] = <text:s/>1</text:p>
      <text:p text:style-name="Standard"><text:s text:c="2"/>[1,5] = <text:s/>2</text:p>
      <text:p text:style-name="Standard"><text:s text:c="2"/>[1,6] = <text:s/>3</text:p>
      <text:p text:style-name="Standard"><text:s text:c="2"/>[1,7] = <text:s/>1</text:p>
      <text:p text:style-name="Standard"><text:s text:c="2"/>[1,8] = <text:s/>2</text:p>
      <text:p text:style-name="Standard"><text:s text:c="2"/>[1,9] = <text:s/>3</text:p>
      <text:p text:style-name="Standard"><text:s text:c="2"/>[1,10] = <text:s/>1</text:p>
      <text:p text:style-name="Standard"><text:s text:c="2"/>[1,11] = <text:s/>2</text:p>
      <text:p text:style-name="Standard"><text:s text:c="2"/>[1,12] = <text:s/>3</text:p>
      <text:p text:style-name="Standard"><text:s text:c="2"/>[1,13] = <text:s/>1</text:p>
      <text:p text:style-name="Standard"><text:s text:c="2"/>[1,14] = <text:s/>2</text:p>
      <text:p text:style-name="Standard"><text:s text:c="2"/>[1,15] = <text:s/>3</text:p>
      <text:p text:style-name="Standard"><text:s text:c="2"/>[1,16] = <text:s/>1</text:p>
      <text:p text:style-name="Standard"><text:s text:c="2"/>[1,17] = <text:s/>2</text:p>
      <text:p text:style-name="Standard"><text:s text:c="2"/>[1,18] = <text:s/>2</text:p>
      <text:p text:style-name="Standard"><text:s text:c="2"/>[1,19] = <text:s/>1</text:p>
      <text:p text:style-name="Standard"><text:s text:c="2"/>[1,20] = <text:s/>2</text:p>
      <text:p text:style-name="Standard"><text:s text:c="2"/>[1,21] = <text:s/>2</text:p>
      <text:p text:style-name="Standard"><text:s text:c="2"/>[1,22] = <text:s/>1</text:p>
      <text:p text:style-name="Standard"><text:s text:c="2"/>[1,23] = <text:s/>2</text:p>
      <text:p text:style-name="Standard"><text:s text:c="2"/>[1,24] = <text:s/>3</text:p>
      <text:p text:style-name="Standard"><text:s text:c="2"/>[1,25] = <text:s/>1</text:p>
      <text:p text:style-name="Standard"><text:s text:c="2"/>[1,26] = <text:s/>2</text:p>
      <text:p text:style-name="Standard"><text:s text:c="2"/>[1,27] = <text:s/>3</text:p>
      <text:p text:style-name="Standard"><text:s text:c="2"/>[1,28] = <text:s/>1</text:p>
      <text:p text:style-name="Standard"><text:s text:c="2"/>[1,29] = <text:s/>2</text:p>
      <text:p text:style-name="Standard"><text:s text:c="2"/>[1,30] = <text:s/>3</text:p>
      <text:p text:style-name="Standard"><text:s text:c="2"/>[1,31] = <text:s/>1</text:p>
      <text:p text:style-name="Standard"><text:s text:c="2"/>[1,32] = <text:s/>2</text:p>
      <text:p text:style-name="Standard"><text:s text:c="2"/>[1,33] = <text:s/>2</text:p>
      <text:p text:style-name="Standard"><text:s text:c="2"/>[1,34] = <text:s/>1</text:p>
      <text:p text:style-name="Standard"><text:s text:c="2"/>[1,35] = <text:s/>2</text:p>
      <text:p text:style-name="Standard"><text:s text:c="2"/>[1,36] = <text:s/>2</text:p>
      <text:p text:style-name="Standard"><text:s text:c="2"/>[1,37] = <text:s/>1</text:p>
      <text:p text:style-name="Standard"><text:s text:c="2"/>[1,38] = <text:s/>2</text:p>
      <text:p text:style-name="Standard"><text:s text:c="2"/>[1,39] = <text:s/>3</text:p>
      <text:p text:style-name="Standard"><text:s text:c="2"/>[1,40] = <text:s/>1</text:p>
      <text:p text:style-name="Standard"><text:s text:c="2"/>[1,41] = <text:s/>2</text:p>
      <text:p text:style-name="Standard"><text:s text:c="2"/>[1,42] = <text:s/>3</text:p>
      <text:p text:style-name="Standard"><text:s text:c="2"/>[1,43] = <text:s/>1</text:p>
      <text:p text:style-name="Standard"><text:s text:c="2"/>[1,44] = <text:s/>2</text:p>
      <text:p text:style-name="Standard"><text:s text:c="2"/>[1,45] = <text:s/>3</text:p>
      <text:p text:style-name="Standard"><text:s text:c="2"/>[1,46] = <text:s/>1</text:p>
      <text:p text:style-name="Standard"><text:s text:c="2"/>[1,47] = <text:s/>2</text:p>
      <text:p text:style-name="Standard"><text:s text:c="2"/>[1,48] = <text:s/>3</text:p>
      <text:p text:style-name="Standard"><text:s text:c="2"/>[1,49] = <text:s/>1</text:p>
      <text:p text:style-name="Standard"><text:soft-page-break/><text:s text:c="2"/>[1,50] = <text:s/>2</text:p>
      <text:p text:style-name="Standard"><text:s text:c="2"/>[1,51] = <text:s/>2</text:p>
      <text:p text:style-name="Standard"><text:s text:c="2"/>[1,52] = <text:s/>1</text:p>
      <text:p text:style-name="Standard"><text:s text:c="2"/>[1,53] = <text:s/>2</text:p>
      <text:p text:style-name="Standard"><text:s text:c="2"/>[1,54] = <text:s/>3</text:p>
      <text:p text:style-name="Standard"><text:s text:c="2"/>[1,55] = <text:s/>1</text:p>
      <text:p text:style-name="Standard"><text:s text:c="2"/>[1,56] = <text:s/>2</text:p>
      <text:p text:style-name="Standard"><text:s text:c="2"/>[1,57] = <text:s/>3</text:p>
      <text:p text:style-name="Standard"><text:s text:c="2"/>[1,58] = <text:s/>1</text:p>
      <text:p text:style-name="Standard"><text:s text:c="2"/>[1,59] = <text:s/>2</text:p>
      <text:p text:style-name="Standard"><text:s text:c="2"/>[1,60] = <text:s/>2</text:p>
      <text:p text:style-name="Standard"><text:s text:c="2"/>[1,61] = <text:s/>1</text:p>
      <text:p text:style-name="Standard"><text:s text:c="2"/>[1,62] = <text:s/>2</text:p>
      <text:p text:style-name="Standard"><text:s text:c="2"/>[1,63] = <text:s/>2</text:p>
      <text:p text:style-name="Standard"><text:s text:c="2"/>[1,64] = <text:s/>1</text:p>
      <text:p text:style-name="Standard"><text:s text:c="2"/>[1,65] = <text:s/>2</text:p>
      <text:p text:style-name="Standard"><text:s text:c="2"/>[1,66] = <text:s/>3</text:p>
      <text:p text:style-name="Standard"><text:s text:c="2"/>[1,67] = <text:s/>1</text:p>
      <text:p text:style-name="Standard"><text:s text:c="2"/>[1,68] = <text:s/>2</text:p>
      <text:p text:style-name="Standard"><text:s text:c="2"/>[1,69] = <text:s/>3</text:p>
      <text:p text:style-name="Standard"><text:s text:c="2"/>[1,70] = <text:s/>1</text:p>
      <text:p text:style-name="Standard"><text:s text:c="2"/>[1,71] = <text:s/>2</text:p>
      <text:p text:style-name="Standard"><text:s text:c="2"/>[1,72] = <text:s/>3</text:p>
      <text:p text:style-name="Standard"><text:s text:c="2"/>[1,73] = <text:s/>1</text:p>
      <text:p text:style-name="Standard"><text:s text:c="2"/>[1,74] = <text:s/>2</text:p>
      <text:p text:style-name="Standard"><text:s text:c="2"/>[1,75] = <text:s/>3</text:p>
      <text:p text:style-name="Standard"><text:s text:c="2"/>[1,76] = <text:s/>1</text:p>
      <text:p text:style-name="Standard"><text:s text:c="2"/>[1,77] = <text:s/>2</text:p>
      <text:p text:style-name="Standard"><text:s text:c="2"/>[1,78] = <text:s/>3</text:p>
      <text:p text:style-name="Standard"><text:s text:c="2"/>[1,79] = <text:s/>1</text:p>
      <text:p text:style-name="Standard"><text:s text:c="2"/>[1,80] = <text:s/>2</text:p>
      <text:p text:style-name="Standard"><text:s text:c="2"/>[1,81] = <text:s/>2</text:p>
      <text:p text:style-name="Standard"><text:s text:c="2"/>[1,82] = <text:s/>1</text:p>
      <text:p text:style-name="Standard"><text:s text:c="2"/>[1,83] = <text:s/>2</text:p>
      <text:p text:style-name="Standard"><text:s text:c="2"/>[1,84] = <text:s/>3</text:p>
      <text:p text:style-name="Standard"><text:s text:c="2"/>[1,85] = <text:s/>1</text:p>
      <text:p text:style-name="Standard"><text:s text:c="2"/>[1,86] = <text:s/>2</text:p>
      <text:p text:style-name="Standard"><text:s text:c="2"/>[1,87] = <text:s/>3</text:p>
      <text:p text:style-name="Standard"><text:s text:c="2"/>[1,88] = <text:s/>1</text:p>
      <text:p text:style-name="Standard"><text:s text:c="2"/>[1,89] = <text:s/>2</text:p>
      <text:p text:style-name="Standard"><text:s text:c="2"/>[1,90] = <text:s/>2</text:p>
      <text:p text:style-name="Standard"><text:s text:c="2"/>[1,91] = <text:s/>1</text:p>
      <text:p text:style-name="Standard"><text:s text:c="2"/>[1,92] = <text:s/>2</text:p>
      <text:p text:style-name="Standard"><text:s text:c="2"/>[1,93] = <text:s/>3</text:p>
      <text:p text:style-name="Standard"><text:s text:c="2"/>[1,94] = <text:s/>1</text:p>
      <text:p text:style-name="Standard"><text:s text:c="2"/>[1,95] = <text:s/>2</text:p>
      <text:p text:style-name="Standard"><text:s text:c="2"/>[1,96] = <text:s/>3</text:p>
      <text:p text:style-name="Standard"><text:s text:c="2"/>[1,97] = <text:s/>1</text:p>
      <text:p text:style-name="Standard"><text:s text:c="2"/>[1,98] = <text:s/>2</text:p>
      <text:p text:style-name="Standard"><text:s text:c="2"/>[1,99] = <text:s/>3</text:p>
      <text:p text:style-name="Standard"><text:s text:c="2"/>[1,100] = <text:s/>1</text:p>
      <text:p text:style-name="Standard"><text:s text:c="2"/>[1,101] = <text:s/>2</text:p>
      <text:p text:style-name="Standard"><text:soft-page-break/><text:s text:c="2"/>[1,102] = <text:s/>3</text:p>
      <text:p text:style-name="Standard"><text:s text:c="2"/>[1,103] = <text:s/>1</text:p>
      <text:p text:style-name="Standard"><text:s text:c="2"/>[1,104] = <text:s/>2</text:p>
      <text:p text:style-name="Standard"><text:s text:c="2"/>[1,105] =</text:p>
      <text:p text:style-name="Standard"/>
      <text:p text:style-name="Standard"><text:s text:c="5"/>1 <text:s text:c="2"/>2</text:p>
      <text:p text:style-name="Standard"/>
      <text:p text:style-name="Standard"><text:s text:c="2"/>[1,106] = <text:s/>1</text:p>
      <text:p text:style-name="Standard"><text:s text:c="2"/>[1,107] = <text:s/>2</text:p>
      <text:p text:style-name="Standard"><text:s text:c="2"/>[1,108] = <text:s/>3</text:p>
      <text:p text:style-name="Standard"><text:s text:c="2"/>[1,109] = <text:s/>1</text:p>
      <text:p text:style-name="Standard"><text:s text:c="2"/>[1,110] = <text:s/>2</text:p>
      <text:p text:style-name="Standard"><text:s text:c="2"/>[1,111] = <text:s/>3</text:p>
      <text:p text:style-name="Standard"><text:s text:c="2"/>[1,112] = <text:s/>1</text:p>
      <text:p text:style-name="Standard"><text:s text:c="2"/>[1,113] = <text:s/>2</text:p>
      <text:p text:style-name="Standard"><text:s text:c="2"/>[1,114] = <text:s/>3</text:p>
      <text:p text:style-name="Standard"><text:s text:c="2"/>[1,115] = <text:s/>1</text:p>
      <text:p text:style-name="Standard"><text:s text:c="2"/>[1,116] = <text:s/>2</text:p>
      <text:p text:style-name="Standard"><text:s text:c="2"/>[1,117] = <text:s/>3</text:p>
      <text:p text:style-name="Standard"><text:s text:c="2"/>[1,118] = <text:s/>1</text:p>
      <text:p text:style-name="Standard"><text:s text:c="2"/>[1,119] = <text:s/>2</text:p>
      <text:p text:style-name="Standard"><text:s text:c="2"/>[1,120] = <text:s/>2</text:p>
      <text:p text:style-name="Standard"><text:s text:c="2"/>[1,121] = <text:s/>1</text:p>
      <text:p text:style-name="Standard"><text:s text:c="2"/>[1,122] = <text:s/>2</text:p>
      <text:p text:style-name="Standard"><text:s text:c="2"/>[1,123] = <text:s/>3</text:p>
      <text:p text:style-name="Standard"><text:s text:c="2"/>[1,124] = <text:s/>1</text:p>
      <text:p text:style-name="Standard"><text:s text:c="2"/>[1,125] = <text:s/>2</text:p>
      <text:p text:style-name="Standard"><text:s text:c="2"/>[1,126] = <text:s/>3</text:p>
      <text:p text:style-name="Standard"><text:s text:c="2"/>[1,127] = <text:s/>1</text:p>
      <text:p text:style-name="Standard"><text:s text:c="2"/>[1,128] = <text:s/>2</text:p>
      <text:p text:style-name="Standard"><text:s text:c="2"/>[1,129] = <text:s/>3</text:p>
      <text:p text:style-name="Standard"><text:s text:c="2"/>[1,130] = <text:s/>1</text:p>
      <text:p text:style-name="Standard"><text:s text:c="2"/>[1,131] = <text:s/>2</text:p>
      <text:p text:style-name="Standard"><text:s text:c="2"/>[1,132] = <text:s/>3</text:p>
      <text:p text:style-name="Standard"><text:s text:c="2"/>[1,133] = <text:s/>1</text:p>
      <text:p text:style-name="Standard"><text:s text:c="2"/>[1,134] = <text:s/>2</text:p>
      <text:p text:style-name="Standard"><text:s text:c="2"/>[1,135] = <text:s/>3</text:p>
      <text:p text:style-name="Standard"><text:s text:c="2"/>[1,136] = <text:s/>1</text:p>
      <text:p text:style-name="Standard"><text:s text:c="2"/>[1,137] = <text:s/>2</text:p>
      <text:p text:style-name="Standard"><text:s text:c="2"/>[1,138] = <text:s/>2</text:p>
      <text:p text:style-name="Standard"><text:s text:c="2"/>[1,139] = <text:s/>1</text:p>
      <text:p text:style-name="Standard"><text:s text:c="2"/>[1,140] = <text:s/>2</text:p>
      <text:p text:style-name="Standard"><text:s text:c="2"/>[1,141] = <text:s/>2</text:p>
      <text:p text:style-name="Standard"><text:s text:c="2"/>[1,142] = <text:s/>1</text:p>
      <text:p text:style-name="Standard"><text:s text:c="2"/>[1,143] = <text:s/>2</text:p>
      <text:p text:style-name="Standard"><text:s text:c="2"/>[1,144] = <text:s/>2</text:p>
      <text:p text:style-name="Standard"><text:s text:c="2"/>[1,145] = <text:s/>1</text:p>
      <text:p text:style-name="Standard"><text:s text:c="2"/>[1,146] = <text:s/>2</text:p>
      <text:p text:style-name="Standard"><text:s text:c="2"/>[1,147] = <text:s/>3</text:p>
      <text:p text:style-name="Standard"><text:s text:c="2"/>[1,148] = <text:s/>1</text:p>
      <text:p text:style-name="Standard"><text:s text:c="2"/>[1,149] = <text:s/>2</text:p>
      <text:p text:style-name="Standard"><text:s text:c="2"/>[1,150] = <text:s/>2</text:p>
      <text:p text:style-name="Standard"><text:soft-page-break/><text:s text:c="2"/>[1,151] = <text:s/>1</text:p>
      <text:p text:style-name="Standard"><text:s text:c="2"/>[1,152] = <text:s/>2</text:p>
      <text:p text:style-name="Standard"><text:s text:c="2"/>[1,153] =</text:p>
      <text:p text:style-name="Standard"/>
      <text:p text:style-name="Standard"><text:s text:c="5"/>2 <text:s text:c="2"/>3</text:p>
      <text:p text:style-name="Standard"/>
      <text:p text:style-name="Standard"><text:s text:c="2"/>[1,154] = <text:s/>1</text:p>
      <text:p text:style-name="Standard"><text:s text:c="2"/>[1,155] = <text:s/>2</text:p>
      <text:p text:style-name="Standard"><text:s text:c="2"/>[1,156] = <text:s/>3</text:p>
      <text:p text:style-name="Standard"><text:s text:c="2"/>[1,157] = <text:s/>1</text:p>
      <text:p text:style-name="Standard"><text:s text:c="2"/>[1,158] = <text:s/>2</text:p>
      <text:p text:style-name="Standard"><text:s text:c="2"/>[1,159] = <text:s/>3</text:p>
      <text:p text:style-name="Standard"><text:s text:c="2"/>[1,160] = <text:s/>1</text:p>
      <text:p text:style-name="Standard"><text:s text:c="2"/>[1,161] = <text:s/>2</text:p>
      <text:p text:style-name="Standard"><text:s text:c="2"/>[1,162] = <text:s/>3</text:p>
      <text:p text:style-name="Standard"><text:s text:c="2"/>[1,163] = <text:s/>1</text:p>
      <text:p text:style-name="Standard"><text:s text:c="2"/>[1,164] = <text:s/>2</text:p>
      <text:p text:style-name="Standard"><text:s text:c="2"/>[1,165] = <text:s/>3</text:p>
      <text:p text:style-name="Standard"><text:s text:c="2"/>[1,166] = <text:s/>1</text:p>
      <text:p text:style-name="Standard"><text:s text:c="2"/>[1,167] = <text:s/>2</text:p>
      <text:p text:style-name="Standard"><text:s text:c="2"/>[1,168] = <text:s/>3</text:p>
      <text:p text:style-name="Standard"><text:s text:c="2"/>[1,169] = <text:s/>1</text:p>
      <text:p text:style-name="Standard"><text:s text:c="2"/>[1,170] = <text:s/>2</text:p>
      <text:p text:style-name="Standard"><text:s text:c="2"/>[1,171] = <text:s/>3</text:p>
      <text:p text:style-name="Standard"><text:s text:c="2"/>[1,172] = <text:s/>1</text:p>
      <text:p text:style-name="Standard"><text:s text:c="2"/>[1,173] = <text:s/>2</text:p>
      <text:p text:style-name="Standard"><text:s text:c="2"/>[1,174] = <text:s/>3</text:p>
      <text:p text:style-name="Standard"><text:s text:c="2"/>[1,175] = <text:s/>1</text:p>
      <text:p text:style-name="Standard"><text:s text:c="2"/>[1,176] = <text:s/>2</text:p>
      <text:p text:style-name="Standard"><text:s text:c="2"/>[1,177] = <text:s/>3</text:p>
      <text:p text:style-name="Standard"><text:s text:c="2"/>[1,178] = <text:s/>1</text:p>
      <text:p text:style-name="Standard"><text:s text:c="2"/>[1,179] = <text:s/>2</text:p>
      <text:p text:style-name="Standard"><text:s text:c="2"/>[1,180] = <text:s/>3</text:p>
      <text:p text:style-name="Standard"><text:s text:c="2"/>[1,181] = <text:s/>1</text:p>
      <text:p text:style-name="Standard"><text:s text:c="2"/>[1,182] = <text:s/>2</text:p>
      <text:p text:style-name="Standard"><text:s text:c="2"/>[1,183] = <text:s/>3</text:p>
      <text:p text:style-name="Standard"><text:s text:c="2"/>[1,184] = <text:s/>1</text:p>
      <text:p text:style-name="Standard"><text:s text:c="2"/>[1,185] = <text:s/>2</text:p>
      <text:p text:style-name="Standard"><text:s text:c="2"/>[1,186] = <text:s/>3</text:p>
      <text:p text:style-name="Standard"><text:s text:c="2"/>[1,187] = <text:s/>1</text:p>
      <text:p text:style-name="Standard"><text:s text:c="2"/>[1,188] = <text:s/>2</text:p>
      <text:p text:style-name="Standard"><text:s text:c="2"/>[1,189] = <text:s/>3</text:p>
      <text:p text:style-name="Standard"><text:s text:c="2"/>[1,190] = <text:s/>1</text:p>
      <text:p text:style-name="Standard"><text:s text:c="2"/>[1,191] =</text:p>
      <text:p text:style-name="Standard"/>
      <text:p text:style-name="Standard"><text:s text:c="5"/>3 <text:s text:c="2"/>2</text:p>
      <text:p text:style-name="Standard"/>
      <text:p text:style-name="Standard"><text:s text:c="2"/>[1,192] = <text:s/>3</text:p>
      <text:p text:style-name="Standard"><text:s text:c="2"/>[1,193] = <text:s/>1</text:p>
      <text:p text:style-name="Standard"><text:s text:c="2"/>[1,194] =</text:p>
      <text:p text:style-name="Standard"/>
      <text:p text:style-name="Standard"><text:s text:c="5"/>3 <text:s text:c="2"/>2</text:p>
      <text:p text:style-name="Standard"><text:soft-page-break/></text:p>
      <text:p text:style-name="Standard"><text:s text:c="2"/>[1,195] = <text:s/>3</text:p>
      <text:p text:style-name="Standard"><text:s text:c="2"/>[1,196] = <text:s/>1</text:p>
      <text:p text:style-name="Standard"><text:s text:c="2"/>[1,197] =</text:p>
      <text:p text:style-name="Standard"/>
      <text:p text:style-name="Standard"><text:s text:c="5"/>3 <text:s text:c="2"/>2</text:p>
      <text:p text:style-name="Standard"/>
      <text:p text:style-name="Standard"><text:s text:c="2"/>[1,198] = <text:s/>3</text:p>
      <text:p text:style-name="Standard"><text:s text:c="2"/>[1,199] = <text:s/>1</text:p>
      <text:p text:style-name="Standard"><text:s text:c="2"/>[1,200] = <text:s/>2</text:p>
      <text:p text:style-name="Standard"><text:s text:c="2"/>[1,201] = <text:s/>3</text:p>
      <text:p text:style-name="Standard"><text:s text:c="2"/>[1,202] = <text:s/>1</text:p>
      <text:p text:style-name="Standard"><text:s text:c="2"/>[1,203] = <text:s/>2</text:p>
      <text:p text:style-name="Standard"><text:s text:c="2"/>[1,204] = <text:s/>2</text:p>
      <text:p text:style-name="Standard"><text:s text:c="2"/>[1,205] = <text:s/>1</text:p>
      <text:p text:style-name="Standard"><text:s text:c="2"/>[1,206] = <text:s/>2</text:p>
      <text:p text:style-name="Standard"><text:s text:c="2"/>[1,207] = <text:s/>2</text:p>
      <text:p text:style-name="Standard"><text:s text:c="2"/>[1,208] = <text:s/>1</text:p>
      <text:p text:style-name="Standard"><text:s text:c="2"/>[1,209] = <text:s/>2</text:p>
      <text:p text:style-name="Standard"><text:s text:c="2"/>[1,210] = <text:s/>3</text:p>
      <text:p text:style-name="Standard"><text:s text:c="2"/>[1,211] = <text:s/>1</text:p>
      <text:p text:style-name="Standard"><text:s text:c="2"/>[1,212] = <text:s/>2</text:p>
      <text:p text:style-name="Standard"><text:s text:c="2"/>[1,213] = <text:s/>3</text:p>
      <text:p text:style-name="Standard"><text:s text:c="2"/>[1,214] = <text:s/>1</text:p>
      <text:p text:style-name="Standard"><text:s text:c="2"/>[1,215] = <text:s/>2</text:p>
      <text:p text:style-name="Standard"><text:s text:c="2"/>[1,216] = <text:s/>3</text:p>
      <text:p text:style-name="Standard"><text:s text:c="2"/>[1,217] = <text:s/>1</text:p>
      <text:p text:style-name="Standard"><text:s text:c="2"/>[1,218] = <text:s/>2</text:p>
      <text:p text:style-name="Standard"><text:s text:c="2"/>[1,219] = <text:s/>3</text:p>
      <text:p text:style-name="Standard"><text:s text:c="2"/>[1,220] = <text:s/>1</text:p>
      <text:p text:style-name="Standard"><text:s text:c="2"/>[1,221] = <text:s/>2</text:p>
      <text:p text:style-name="Standard"><text:s text:c="2"/>[1,222] = <text:s/>3</text:p>
      <text:p text:style-name="Standard"><text:s text:c="2"/>[1,223] = <text:s/>1</text:p>
      <text:p text:style-name="Standard"><text:s text:c="2"/>[1,224] = <text:s/>2</text:p>
      <text:p text:style-name="Standard"><text:s text:c="2"/>[1,225] = <text:s/>3</text:p>
      <text:p text:style-name="Standard"><text:s text:c="2"/>[1,226] = <text:s/>1</text:p>
      <text:p text:style-name="Standard"><text:s text:c="2"/>[1,227] = <text:s/>2</text:p>
      <text:p text:style-name="Standard"><text:s text:c="2"/>[1,228] = <text:s/>3</text:p>
      <text:p text:style-name="Standard"><text:s text:c="2"/>[1,229] = <text:s/>1</text:p>
      <text:p text:style-name="Standard"><text:s text:c="2"/>[1,230] = <text:s/>2</text:p>
      <text:p text:style-name="Standard"><text:s text:c="2"/>[1,231] = <text:s/>3</text:p>
      <text:p text:style-name="Standard"><text:s text:c="2"/>[1,232] = <text:s/>1</text:p>
      <text:p text:style-name="Standard"><text:s text:c="2"/>[1,233] = <text:s/>2</text:p>
      <text:p text:style-name="Standard"><text:s text:c="2"/>[1,234] = <text:s/>2</text:p>
      <text:p text:style-name="Standard"><text:s text:c="2"/>[1,235] = <text:s/>1</text:p>
      <text:p text:style-name="Standard"><text:s text:c="2"/>[1,236] = <text:s/>2</text:p>
      <text:p text:style-name="Standard"><text:s text:c="2"/>[1,237] = <text:s/>3</text:p>
      <text:p text:style-name="Standard"><text:s text:c="2"/>[1,238] = <text:s/>1</text:p>
      <text:p text:style-name="Standard"><text:s text:c="2"/>[1,239] = <text:s/>2</text:p>
      <text:p text:style-name="Standard"><text:s text:c="2"/>[1,240] = <text:s/>3</text:p>
      <text:p text:style-name="Standard"><text:s text:c="2"/>[1,241] = <text:s/>1</text:p>
      <text:p text:style-name="Standard"><text:s text:c="2"/>[1,242] = <text:s/>2</text:p>
      <text:p text:style-name="Standard"><text:soft-page-break/><text:s text:c="2"/>[1,243] = <text:s/>3</text:p>
      <text:p text:style-name="Standard"><text:s text:c="2"/>[1,244] = <text:s/>1</text:p>
      <text:p text:style-name="Standard"><text:s text:c="2"/>[1,245] = <text:s/>2</text:p>
      <text:p text:style-name="Standard"><text:s text:c="2"/>[1,246] = <text:s/>3</text:p>
      <text:p text:style-name="Standard"><text:s text:c="2"/>[1,247] = <text:s/>1</text:p>
      <text:p text:style-name="Standard"><text:s text:c="2"/>[1,248] = <text:s/>2</text:p>
      <text:p text:style-name="Standard"><text:s text:c="2"/>[1,249] = <text:s/>3</text:p>
      <text:p text:style-name="Standard"><text:s text:c="2"/>[1,250] = <text:s/>1</text:p>
      <text:p text:style-name="Standard"><text:s text:c="2"/>[1,251] = <text:s/>2</text:p>
      <text:p text:style-name="Standard"><text:s text:c="2"/>[1,252] = <text:s/>2</text:p>
      <text:p text:style-name="Standard"><text:s text:c="2"/>[1,253] = <text:s/>1</text:p>
      <text:p text:style-name="Standard"><text:s text:c="2"/>[1,254] = <text:s/>2</text:p>
      <text:p text:style-name="Standard"><text:s text:c="2"/>[1,255] = <text:s/>3</text:p>
      <text:p text:style-name="Standard"><text:s text:c="2"/>[1,256] = <text:s/>1</text:p>
      <text:p text:style-name="Standard"><text:s text:c="2"/>[1,257] = <text:s/>2</text:p>
      <text:p text:style-name="Standard"><text:s text:c="2"/>[1,258] = <text:s/>3</text:p>
      <text:p text:style-name="Standard"><text:s text:c="2"/>[1,259] = <text:s/>1</text:p>
      <text:p text:style-name="Standard"><text:s text:c="2"/>[1,260] = <text:s/>2</text:p>
      <text:p text:style-name="Standard"><text:s text:c="2"/>[1,261] = <text:s/>3</text:p>
      <text:p text:style-name="Standard"><text:s text:c="2"/>[1,262] = <text:s/>1</text:p>
      <text:p text:style-name="Standard"><text:s text:c="2"/>[1,263] = <text:s/>2</text:p>
      <text:p text:style-name="Standard"><text:s text:c="2"/>[1,264] = <text:s/>3</text:p>
      <text:p text:style-name="Standard"><text:s text:c="2"/>[1,265] = <text:s/>1</text:p>
      <text:p text:style-name="Standard"><text:s text:c="2"/>[1,266] = <text:s/>2</text:p>
      <text:p text:style-name="Standard"><text:s text:c="2"/>[1,267] = <text:s/>3</text:p>
      <text:p text:style-name="Standard"><text:s text:c="2"/>[1,268] = <text:s/>1</text:p>
      <text:p text:style-name="Standard"><text:s text:c="2"/>[1,269] = <text:s/>2</text:p>
      <text:p text:style-name="Standard"><text:s text:c="2"/>[1,270] = <text:s/>3</text:p>
      <text:p text:style-name="Standard"><text:s text:c="2"/>[1,271] = <text:s/>1</text:p>
      <text:p text:style-name="Standard"><text:s text:c="2"/>[1,272] = <text:s/>2</text:p>
      <text:p text:style-name="Standard"><text:s text:c="2"/>[1,273] = <text:s/>3</text:p>
      <text:p text:style-name="Standard"><text:s text:c="2"/>[1,274] = <text:s/>1</text:p>
      <text:p text:style-name="Standard"><text:s text:c="2"/>[1,275] = <text:s/>2</text:p>
      <text:p text:style-name="Standard"><text:s text:c="2"/>[1,276] =</text:p>
      <text:p text:style-name="Standard"/>
      <text:p text:style-name="Standard"><text:s text:c="5"/>3 <text:s text:c="2"/>2</text:p>
      <text:p text:style-name="Standard"/>
      <text:p text:style-name="Standard"><text:s text:c="2"/>[1,277] = <text:s/>1</text:p>
      <text:p text:style-name="Standard"><text:s text:c="2"/>[1,278] = <text:s/>2</text:p>
      <text:p text:style-name="Standard"><text:s text:c="2"/>[1,279] = <text:s/>2</text:p>
      <text:p text:style-name="Standard"><text:s text:c="2"/>[1,280] = <text:s/>1</text:p>
      <text:p text:style-name="Standard"><text:s text:c="2"/>[1,281] = <text:s/>2</text:p>
      <text:p text:style-name="Standard"><text:s text:c="2"/>[1,282] = <text:s/>3</text:p>
      <text:p text:style-name="Standard"><text:s text:c="2"/>[1,283] = <text:s/>1</text:p>
      <text:p text:style-name="Standard"><text:s text:c="2"/>[1,284] = <text:s/>2</text:p>
      <text:p text:style-name="Standard"><text:s text:c="2"/>[1,285] = <text:s/>2</text:p>
      <text:p text:style-name="Standard"><text:s text:c="2"/>[1,286] = <text:s/>1</text:p>
      <text:p text:style-name="Standard"><text:s text:c="2"/>[1,287] = <text:s/>2</text:p>
      <text:p text:style-name="Standard"><text:s text:c="2"/>[1,288] = <text:s/>3</text:p>
      <text:p text:style-name="Standard"><text:s text:c="2"/>[1,289] = <text:s/>1</text:p>
      <text:p text:style-name="Standard"><text:s text:c="2"/>[1,290] = <text:s/>2</text:p>
      <text:p text:style-name="Standard"><text:s text:c="2"/>[1,291] = <text:s/>3</text:p>
      <text:p text:style-name="Standard"><text:soft-page-break/><text:s text:c="2"/>[1,292] = <text:s/>1</text:p>
      <text:p text:style-name="Standard"><text:s text:c="2"/>[1,293] = <text:s/>2</text:p>
      <text:p text:style-name="Standard"><text:s text:c="2"/>[1,294] = <text:s/>3</text:p>
      <text:p text:style-name="Standard"><text:s text:c="2"/>[1,295] = <text:s/>1</text:p>
      <text:p text:style-name="Standard"><text:s text:c="2"/>[1,296] = <text:s/>2</text:p>
      <text:p text:style-name="Standard"><text:s text:c="2"/>[1,297] = <text:s/>3</text:p>
      <text:p text:style-name="Standard"><text:s text:c="2"/>[1,298] = <text:s/>1</text:p>
      <text:p text:style-name="Standard"><text:s text:c="2"/>[1,299] = <text:s/>2</text:p>
      <text:p text:style-name="Standard"><text:s text:c="2"/>[1,300] = <text:s/>3</text:p>
      <text:p text:style-name="Standard"><text:s text:c="2"/>[1,301] = <text:s/>1</text:p>
      <text:p text:style-name="Standard"><text:s text:c="2"/>[1,302] = <text:s/>2</text:p>
      <text:p text:style-name="Standard"><text:s text:c="2"/>[1,303] = <text:s/>2</text:p>
      <text:p text:style-name="Standard"><text:s text:c="2"/>[1,304] =</text:p>
      <text:p text:style-name="Standard"/>
      <text:p text:style-name="Standard"><text:s text:c="5"/>2 <text:s text:c="2"/>1</text:p>
      <text:p text:style-name="Standard"/>
      <text:p text:style-name="Standard"><text:s text:c="2"/>[1,305] = <text:s/>2</text:p>
      <text:p text:style-name="Standard"><text:s text:c="2"/>[1,306] = <text:s/>2</text:p>
      <text:p text:style-name="Standard"><text:s text:c="2"/>[1,307] = <text:s/>1</text:p>
      <text:p text:style-name="Standard"><text:s text:c="2"/>[1,308] = <text:s/>2</text:p>
      <text:p text:style-name="Standard"><text:s text:c="2"/>[1,309] = <text:s/>3</text:p>
      <text:p text:style-name="Standard"><text:s text:c="2"/>[1,310] = <text:s/>1</text:p>
      <text:p text:style-name="Standard"><text:s text:c="2"/>[1,311] = <text:s/>2</text:p>
      <text:p text:style-name="Standard"><text:s text:c="2"/>[1,312] = <text:s/>3</text:p>
      <text:p text:style-name="Standard"><text:s text:c="2"/>[1,313] = <text:s/>1</text:p>
      <text:p text:style-name="Standard"><text:s text:c="2"/>[1,314] = <text:s/>2</text:p>
      <text:p text:style-name="Standard"><text:s text:c="2"/>[1,315] = <text:s/>3</text:p>
      <text:p text:style-name="Standard"><text:s text:c="2"/>[1,316] = <text:s/>1</text:p>
      <text:p text:style-name="Standard"><text:s text:c="2"/>[1,317] = <text:s/>2</text:p>
      <text:p text:style-name="Standard"><text:s text:c="2"/>[1,318] = <text:s/>3</text:p>
      <text:p text:style-name="Standard"><text:s text:c="2"/>[1,319] = <text:s/>1</text:p>
      <text:p text:style-name="Standard"><text:s text:c="2"/>[1,320] = <text:s/>2</text:p>
      <text:p text:style-name="Standard"><text:s text:c="2"/>[1,321] = <text:s/>3</text:p>
      <text:p text:style-name="Standard"><text:s text:c="2"/>[1,322] = <text:s/>1</text:p>
      <text:p text:style-name="Standard"><text:s text:c="2"/>[1,323] = <text:s/>2</text:p>
      <text:p text:style-name="Standard"><text:s text:c="2"/>[1,324] = <text:s/>3</text:p>
      <text:p text:style-name="Standard"><text:s text:c="2"/>[1,325] = <text:s/>1</text:p>
      <text:p text:style-name="Standard"><text:s text:c="2"/>[1,326] = <text:s/>2</text:p>
      <text:p text:style-name="Standard"><text:s text:c="2"/>[1,327] = <text:s/>3</text:p>
      <text:p text:style-name="Standard"><text:s text:c="2"/>[1,328] = <text:s/>1</text:p>
      <text:p text:style-name="Standard"><text:s text:c="2"/>[1,329] = <text:s/>2</text:p>
      <text:p text:style-name="Standard"><text:s text:c="2"/>[1,330] = <text:s/>3</text:p>
      <text:p text:style-name="Standard"><text:s text:c="2"/>[1,331] = <text:s/>1</text:p>
      <text:p text:style-name="Standard"><text:s text:c="2"/>[1,332] = <text:s/>2</text:p>
      <text:p text:style-name="Standard"><text:s text:c="2"/>[1,333] = <text:s/>3</text:p>
      <text:p text:style-name="Standard"><text:s text:c="2"/>[1,334] = <text:s/>1</text:p>
      <text:p text:style-name="Standard"><text:s text:c="2"/>[1,335] = <text:s/>2</text:p>
      <text:p text:style-name="Standard"><text:s text:c="2"/>[1,336] = <text:s/>2</text:p>
      <text:p text:style-name="Standard"><text:s text:c="2"/>[1,337] = <text:s/>1</text:p>
      <text:p text:style-name="Standard"><text:s text:c="2"/>[1,338] = <text:s/>2</text:p>
      <text:p text:style-name="Standard"><text:s text:c="2"/>[1,339] = <text:s/>2</text:p>
      <text:p text:style-name="Standard"><text:s text:c="2"/>[1,340] = <text:s/>1</text:p>
      <text:p text:style-name="Standard"><text:soft-page-break/><text:s text:c="2"/>[1,341] = <text:s/>2</text:p>
      <text:p text:style-name="Standard"><text:s text:c="2"/>[1,342] = <text:s/>3</text:p>
      <text:p text:style-name="Standard"><text:s text:c="2"/>[1,343] = <text:s/>1</text:p>
      <text:p text:style-name="Standard"><text:s text:c="2"/>[1,344] = <text:s/>2</text:p>
      <text:p text:style-name="Standard"><text:s text:c="2"/>[1,345] = <text:s/>3</text:p>
      <text:p text:style-name="Standard"><text:s text:c="2"/>[1,346] = <text:s/>1</text:p>
      <text:p text:style-name="Standard"><text:s text:c="2"/>[1,347] = <text:s/>2</text:p>
      <text:p text:style-name="Standard"><text:s text:c="2"/>[1,348] = <text:s/>2</text:p>
      <text:p text:style-name="Standard"><text:s text:c="2"/>[1,349] = <text:s/>1</text:p>
      <text:p text:style-name="Standard"><text:s text:c="2"/>[1,350] = <text:s/>2</text:p>
      <text:p text:style-name="Standard"><text:s text:c="2"/>[1,351] = <text:s/>3</text:p>
      <text:p text:style-name="Standard"><text:s text:c="2"/>[1,352] =</text:p>
      <text:p text:style-name="Standard"/>
      <text:p text:style-name="Standard"><text:s text:c="5"/>2 <text:s text:c="2"/>1</text:p>
      <text:p text:style-name="Standard"/>
      <text:p text:style-name="Standard"><text:s text:c="2"/>[1,353] = <text:s/>2</text:p>
      <text:p text:style-name="Standard"><text:s text:c="2"/>[1,354] = <text:s/>3</text:p>
      <text:p text:style-name="Standard"><text:s text:c="2"/>[1,355] = <text:s/>1</text:p>
      <text:p text:style-name="Standard"><text:s text:c="2"/>[1,356] = <text:s/>2</text:p>
      <text:p text:style-name="Standard"><text:s text:c="2"/>[1,357] = <text:s/>3</text:p>
      <text:p text:style-name="Standard"><text:s text:c="2"/>[1,358] = <text:s/>1</text:p>
      <text:p text:style-name="Standard"><text:s text:c="2"/>[1,359] = <text:s/>2</text:p>
      <text:p text:style-name="Standard"><text:s text:c="2"/>[1,360] = <text:s/>3</text:p>
      <text:p text:style-name="Standard"><text:s text:c="2"/>[1,361] = <text:s/>1</text:p>
      <text:p text:style-name="Standard"><text:s text:c="2"/>[1,362] = <text:s/>2</text:p>
      <text:p text:style-name="Standard"><text:s text:c="2"/>[1,363] = <text:s/>3</text:p>
      <text:p text:style-name="Standard"><text:s text:c="2"/>[1,364] = <text:s/>1</text:p>
      <text:p text:style-name="Standard"><text:s text:c="2"/>[1,365] = <text:s/>2</text:p>
      <text:p text:style-name="Standard"><text:s text:c="2"/>[1,366] = <text:s/>3</text:p>
      <text:p text:style-name="Standard"><text:s text:c="2"/>[1,367] = <text:s/>1</text:p>
      <text:p text:style-name="Standard"><text:s text:c="2"/>[1,368] = <text:s/>2</text:p>
      <text:p text:style-name="Standard"><text:s text:c="2"/>[1,369] = <text:s/>2</text:p>
      <text:p text:style-name="Standard"><text:s text:c="2"/>[1,370] = <text:s/>1</text:p>
      <text:p text:style-name="Standard"><text:s text:c="2"/>[1,371] = <text:s/>2</text:p>
      <text:p text:style-name="Standard"><text:s text:c="2"/>[1,372] = <text:s/>3</text:p>
      <text:p text:style-name="Standard"><text:s text:c="2"/>[1,373] = <text:s/>1</text:p>
      <text:p text:style-name="Standard"><text:s text:c="2"/>[1,374] = <text:s/>2</text:p>
      <text:p text:style-name="Standard"><text:s text:c="2"/>[1,375] = <text:s/>3</text:p>
      <text:p text:style-name="Standard"><text:s text:c="2"/>[1,376] = <text:s/>1</text:p>
      <text:p text:style-name="Standard"><text:s text:c="2"/>[1,377] = <text:s/>2</text:p>
      <text:p text:style-name="Standard"><text:s text:c="2"/>[1,378] = <text:s/>2</text:p>
      <text:p text:style-name="Standard"><text:s text:c="2"/>[1,379] = <text:s/>1</text:p>
      <text:p text:style-name="Standard"><text:s text:c="2"/>[1,380] = <text:s/>2</text:p>
      <text:p text:style-name="Standard"><text:s text:c="2"/>[1,381] = <text:s/>2</text:p>
      <text:p text:style-name="Standard"><text:s text:c="2"/>[1,382] = <text:s/>1</text:p>
      <text:p text:style-name="Standard"><text:s text:c="2"/>[1,383] = <text:s/>2</text:p>
      <text:p text:style-name="Standard"><text:s text:c="2"/>[1,384] = <text:s/>2</text:p>
      <text:p text:style-name="Standard"><text:s text:c="2"/>[1,385] = <text:s/>1</text:p>
      <text:p text:style-name="Standard"><text:s text:c="2"/>[1,386] = <text:s/>2</text:p>
      <text:p text:style-name="Standard"><text:s text:c="2"/>[1,387] = <text:s/>3</text:p>
      <text:p text:style-name="Standard"><text:s text:c="2"/>[1,388] = <text:s/>1</text:p>
      <text:p text:style-name="Standard"><text:s text:c="2"/>[1,389] = <text:s/>2</text:p>
      <text:p text:style-name="Standard"><text:soft-page-break/><text:s text:c="2"/>[1,390] = <text:s/>3</text:p>
      <text:p text:style-name="Standard"><text:s text:c="2"/>[1,391] = <text:s/>1</text:p>
      <text:p text:style-name="Standard"><text:s text:c="2"/>[1,392] = <text:s/>2</text:p>
      <text:p text:style-name="Standard"><text:s text:c="2"/>[1,393] = <text:s/>3</text:p>
      <text:p text:style-name="Standard"><text:s text:c="2"/>[1,394] = <text:s/>1</text:p>
      <text:p text:style-name="Standard"><text:s text:c="2"/>[1,395] = <text:s/>2</text:p>
      <text:p text:style-name="Standard"><text:s text:c="2"/>[1,396] = <text:s/>3</text:p>
      <text:p text:style-name="Standard"><text:s text:c="2"/>[1,397] = <text:s/>1</text:p>
      <text:p text:style-name="Standard"><text:s text:c="2"/>[1,398] = <text:s/>2</text:p>
      <text:p text:style-name="Standard"><text:s text:c="2"/>[1,399] = <text:s/>3</text:p>
      <text:p text:style-name="Standard"><text:s text:c="2"/>[1,400] = <text:s/>1</text:p>
      <text:p text:style-name="Standard"><text:s text:c="2"/>[1,401] = <text:s/>2</text:p>
      <text:p text:style-name="Standard"><text:s text:c="2"/>[1,402] = <text:s/>3</text:p>
      <text:p text:style-name="Standard"><text:s text:c="2"/>[1,403] = <text:s/>1</text:p>
      <text:p text:style-name="Standard"><text:s text:c="2"/>[1,404] = <text:s/>2</text:p>
      <text:p text:style-name="Standard"><text:s text:c="2"/>[1,405] = <text:s/>3</text:p>
      <text:p text:style-name="Standard"><text:s text:c="2"/>[1,406] = <text:s/>1</text:p>
      <text:p text:style-name="Standard"><text:s text:c="2"/>[1,407] = <text:s/>2</text:p>
      <text:p text:style-name="Standard"><text:s text:c="2"/>[1,408] = <text:s/>3</text:p>
      <text:p text:style-name="Standard"><text:s text:c="2"/>[1,409] = <text:s/>1</text:p>
      <text:p text:style-name="Standard"><text:s text:c="2"/>[1,410] = <text:s/>2</text:p>
      <text:p text:style-name="Standard"><text:s text:c="2"/>[1,411] = <text:s/>2</text:p>
      <text:p text:style-name="Standard"><text:s text:c="2"/>[1,412] = <text:s/>1</text:p>
      <text:p text:style-name="Standard"><text:s text:c="2"/>[1,413] = <text:s/>2</text:p>
      <text:p text:style-name="Standard"><text:s text:c="2"/>[1,414] = <text:s/>2</text:p>
      <text:p text:style-name="Standard"><text:s text:c="2"/>[1,415] = <text:s/>1</text:p>
      <text:p text:style-name="Standard"><text:s text:c="2"/>[1,416] = <text:s/>2</text:p>
      <text:p text:style-name="Standard"><text:s text:c="2"/>[1,417] = <text:s/>3</text:p>
      <text:p text:style-name="Standard"><text:s text:c="2"/>[1,418] = <text:s/>1</text:p>
      <text:p text:style-name="Standard"><text:s text:c="2"/>[1,419] = <text:s/>2</text:p>
      <text:p text:style-name="Standard"><text:s text:c="2"/>[1,420] = <text:s/>3</text:p>
      <text:p text:style-name="Standard"><text:s text:c="2"/>[1,421] = <text:s/>1</text:p>
      <text:p text:style-name="Standard"><text:s text:c="2"/>[1,422] = <text:s/>2</text:p>
      <text:p text:style-name="Standard"><text:s text:c="2"/>[1,423] = <text:s/>3</text:p>
      <text:p text:style-name="Standard"><text:s text:c="2"/>[1,424] = <text:s/>1</text:p>
      <text:p text:style-name="Standard"><text:s text:c="2"/>[1,425] = <text:s/>2</text:p>
      <text:p text:style-name="Standard"><text:s text:c="2"/>[1,426] = <text:s/>3</text:p>
      <text:p text:style-name="Standard"><text:s text:c="2"/>[1,427] = <text:s/>1</text:p>
      <text:p text:style-name="Standard"><text:s text:c="2"/>[1,428] = <text:s/>2</text:p>
      <text:p text:style-name="Standard"><text:s text:c="2"/>[1,429] = <text:s/>3</text:p>
      <text:p text:style-name="Standard"><text:s text:c="2"/>[1,430] = <text:s/>1</text:p>
      <text:p text:style-name="Standard"><text:s text:c="2"/>[1,431] = <text:s/>2</text:p>
      <text:p text:style-name="Standard"><text:s text:c="2"/>[1,432] = <text:s/>3</text:p>
      <text:p text:style-name="Standard"><text:s text:c="2"/>[1,433] =</text:p>
      <text:p text:style-name="Standard"/>
      <text:p text:style-name="Standard"><text:s text:c="5"/>2 <text:s text:c="2"/>1</text:p>
      <text:p text:style-name="Standard"/>
      <text:p text:style-name="Standard"><text:s text:c="2"/>[1,434] = <text:s/>2</text:p>
      <text:p text:style-name="Standard"><text:s text:c="2"/>[1,435] = <text:s/>3</text:p>
      <text:p text:style-name="Standard"><text:s text:c="2"/>[1,436] = <text:s/>1</text:p>
      <text:p text:style-name="Standard"><text:s text:c="2"/>[1,437] = <text:s/>2</text:p>
      <text:p text:style-name="Standard"><text:s text:c="2"/>[1,438] = <text:s/>2</text:p>
      <text:p text:style-name="Standard"><text:soft-page-break/><text:s text:c="2"/>[1,439] = <text:s/>1</text:p>
      <text:p text:style-name="Standard"><text:s text:c="2"/>[1,440] = <text:s/>2</text:p>
      <text:p text:style-name="Standard"><text:s text:c="2"/>[1,441] =</text:p>
      <text:p text:style-name="Standard"/>
      <text:p text:style-name="Standard"><text:s text:c="5"/>1 <text:s text:c="2"/>3</text:p>
      <text:p text:style-name="Standard"/>
      <text:p text:style-name="Standard"><text:s text:c="2"/>[1,442] = <text:s/>1</text:p>
      <text:p text:style-name="Standard"><text:s text:c="2"/>[1,443] = <text:s/>2</text:p>
      <text:p text:style-name="Standard"><text:s text:c="2"/>[1,444] = <text:s/>2</text:p>
      <text:p text:style-name="Standard"><text:s text:c="2"/>[1,445] = <text:s/>1</text:p>
      <text:p text:style-name="Standard"><text:s text:c="2"/>[1,446] = <text:s/>2</text:p>
      <text:p text:style-name="Standard"><text:s text:c="2"/>[1,447] = <text:s/>3</text:p>
      <text:p text:style-name="Standard"><text:s text:c="2"/>[1,448] = <text:s/>1</text:p>
      <text:p text:style-name="Standard"><text:s text:c="2"/>[1,449] = <text:s/>2</text:p>
      <text:p text:style-name="Standard"><text:s text:c="2"/>[1,450] = <text:s/>3</text:p>
      <text:p text:style-name="Standard"><text:s text:c="2"/>[1,451] = <text:s/>1</text:p>
      <text:p text:style-name="Standard"><text:s text:c="2"/>[1,452] = <text:s/>2</text:p>
      <text:p text:style-name="Standard"><text:s text:c="2"/>[1,453] = <text:s/>2</text:p>
      <text:p text:style-name="Standard"><text:s text:c="2"/>[1,454] = <text:s/>1</text:p>
      <text:p text:style-name="Standard"><text:s text:c="2"/>[1,455] = <text:s/>2</text:p>
      <text:p text:style-name="Standard"><text:s text:c="2"/>[1,456] = <text:s/>3</text:p>
      <text:p text:style-name="Standard"><text:s text:c="2"/>[1,457] = <text:s/>1</text:p>
      <text:p text:style-name="Standard"><text:s text:c="2"/>[1,458] = <text:s/>2</text:p>
      <text:p text:style-name="Standard"><text:s text:c="2"/>[1,459] = <text:s/>3</text:p>
      <text:p text:style-name="Standard"><text:s text:c="2"/>[1,460] = <text:s/>1</text:p>
      <text:p text:style-name="Standard"><text:s text:c="2"/>[1,461] = <text:s/>2</text:p>
      <text:p text:style-name="Standard"><text:s text:c="2"/>[1,462] = <text:s/>3</text:p>
      <text:p text:style-name="Standard"><text:s text:c="2"/>[1,463] = <text:s/>1</text:p>
      <text:p text:style-name="Standard"><text:s text:c="2"/>[1,464] = <text:s/>2</text:p>
      <text:p text:style-name="Standard"><text:s text:c="2"/>[1,465] = <text:s/>3</text:p>
      <text:p text:style-name="Standard"><text:s text:c="2"/>[1,466] = <text:s/>1</text:p>
      <text:p text:style-name="Standard"><text:s text:c="2"/>[1,467] = <text:s/>2</text:p>
      <text:p text:style-name="Standard"><text:s text:c="2"/>[1,468] = <text:s/>3</text:p>
      <text:p text:style-name="Standard"><text:s text:c="2"/>[1,469] = <text:s/>1</text:p>
      <text:p text:style-name="Standard"><text:s text:c="2"/>[1,470] = <text:s/>2</text:p>
      <text:p text:style-name="Standard"><text:s text:c="2"/>[1,471] = <text:s/>3</text:p>
      <text:p text:style-name="Standard"><text:s text:c="2"/>[1,472] = <text:s/>1</text:p>
      <text:p text:style-name="Standard"><text:s text:c="2"/>[1,473] = <text:s/>2</text:p>
      <text:p text:style-name="Standard"><text:s text:c="2"/>[1,474] = <text:s/>3</text:p>
      <text:p text:style-name="Standard"><text:s text:c="2"/>[1,475] = <text:s/>1</text:p>
      <text:p text:style-name="Standard"><text:s text:c="2"/>[1,476] = <text:s/>2</text:p>
      <text:p text:style-name="Standard"><text:s text:c="2"/>[1,477] = <text:s/>3</text:p>
      <text:p text:style-name="Standard"><text:s text:c="2"/>[1,478] = <text:s/>1</text:p>
      <text:p text:style-name="Standard"><text:s text:c="2"/>[1,479] = <text:s/>2</text:p>
      <text:p text:style-name="Standard"><text:s text:c="2"/>[1,480] = <text:s/>2</text:p>
      <text:p text:style-name="Standard"><text:s text:c="2"/>[1,481] = <text:s/>1</text:p>
      <text:p text:style-name="Standard"><text:s text:c="2"/>[1,482] = <text:s/>2</text:p>
      <text:p text:style-name="Standard"><text:s text:c="2"/>[1,483] = <text:s/>2</text:p>
      <text:p text:style-name="Standard"><text:s text:c="2"/>[1,484] = <text:s/>1</text:p>
      <text:p text:style-name="Standard"><text:s text:c="2"/>[1,485] = <text:s/>2</text:p>
      <text:p text:style-name="Standard"><text:s text:c="2"/>[1,486] = <text:s/>3</text:p>
      <text:p text:style-name="Standard"><text:s text:c="2"/>[1,487] = <text:s/>1</text:p>
      <text:p text:style-name="Standard"><text:soft-page-break/><text:s text:c="2"/>[1,488] = <text:s/>2</text:p>
      <text:p text:style-name="Standard"><text:s text:c="2"/>[1,489] = <text:s/>2</text:p>
      <text:p text:style-name="Standard"><text:s text:c="2"/>[1,490] = <text:s/>1</text:p>
      <text:p text:style-name="Standard"><text:s text:c="2"/>[1,491] = <text:s/>2</text:p>
      <text:p text:style-name="Standard"><text:s text:c="2"/>[1,492] = <text:s/>3</text:p>
      <text:p text:style-name="Standard"><text:s text:c="2"/>[1,493] = <text:s/>1</text:p>
      <text:p text:style-name="Standard"><text:s text:c="2"/>[1,494] = <text:s/>2</text:p>
      <text:p text:style-name="Standard"><text:s text:c="2"/>[1,495] = <text:s/>2</text:p>
      <text:p text:style-name="Standard"><text:s text:c="2"/>[1,496] = <text:s/>1</text:p>
      <text:p text:style-name="Standard"><text:s text:c="2"/>[1,497] = <text:s/>2</text:p>
      <text:p text:style-name="Standard"><text:s text:c="2"/>[1,498] = <text:s/>3</text:p>
      <text:p text:style-name="Standard"><text:s text:c="2"/>[1,499] = <text:s/>1</text:p>
      <text:p text:style-name="Standard"><text:s text:c="2"/>[1,500] = <text:s/>2</text:p>
      <text:p text:style-name="Standard"><text:s text:c="2"/>[1,501] = <text:s/>3</text:p>
      <text:p text:style-name="Standard"><text:s text:c="2"/>[1,502] = <text:s/>1</text:p>
      <text:p text:style-name="Standard"><text:s text:c="2"/>[1,503] = <text:s/>2</text:p>
      <text:p text:style-name="Standard"><text:s text:c="2"/>[1,504] = <text:s/>3</text:p>
      <text:p text:style-name="Standard"><text:s text:c="2"/>[1,505] = <text:s/>1</text:p>
      <text:p text:style-name="Standard"><text:s text:c="2"/>[1,506] = <text:s/>2</text:p>
      <text:p text:style-name="Standard"><text:s text:c="2"/>[1,507] =</text:p>
      <text:p text:style-name="Standard"/>
      <text:p text:style-name="Standard"><text:s text:c="5"/>1 <text:s text:c="2"/>2</text:p>
      <text:p text:style-name="Standard"/>
      <text:p text:style-name="Standard"><text:s text:c="2"/>[1,508] = <text:s/>1</text:p>
      <text:p text:style-name="Standard"><text:s text:c="2"/>[1,509] = <text:s/>2</text:p>
      <text:p text:style-name="Standard"><text:s text:c="2"/>[1,510] = <text:s/>2</text:p>
      <text:p text:style-name="Standard"><text:s text:c="2"/>[1,511] = <text:s/>1</text:p>
      <text:p text:style-name="Standard"><text:s text:c="2"/>[1,512] = <text:s/>2</text:p>
      <text:p text:style-name="Standard"><text:s text:c="2"/>[1,513] = <text:s/>3</text:p>
      <text:p text:style-name="Standard"><text:s text:c="2"/>[1,514] = <text:s/>1</text:p>
      <text:p text:style-name="Standard"><text:s text:c="2"/>[1,515] = <text:s/>2</text:p>
      <text:p text:style-name="Standard"><text:s text:c="2"/>[1,516] = <text:s/>3</text:p>
      <text:p text:style-name="Standard"><text:s text:c="2"/>[1,517] = <text:s/>1</text:p>
      <text:p text:style-name="Standard"><text:s text:c="2"/>[1,518] = <text:s/>2</text:p>
      <text:p text:style-name="Standard"><text:s text:c="2"/>[1,519] = <text:s/>3</text:p>
      <text:p text:style-name="Standard"><text:s text:c="2"/>[1,520] = <text:s/>1</text:p>
      <text:p text:style-name="Standard"><text:s text:c="2"/>[1,521] = <text:s/>2</text:p>
      <text:p text:style-name="Standard"><text:s text:c="2"/>[1,522] = <text:s/>3</text:p>
      <text:p text:style-name="Standard"><text:s text:c="2"/>[1,523] = <text:s/>1</text:p>
      <text:p text:style-name="Standard"><text:s text:c="2"/>[1,524] = <text:s/>2</text:p>
      <text:p text:style-name="Standard"><text:s text:c="2"/>[1,525] = <text:s/>3</text:p>
      <text:p text:style-name="Standard"><text:s text:c="2"/>[1,526] = <text:s/>1</text:p>
      <text:p text:style-name="Standard"><text:s text:c="2"/>[1,527] = <text:s/>2</text:p>
      <text:p text:style-name="Standard"><text:s text:c="2"/>[1,528] = <text:s/>3</text:p>
      <text:p text:style-name="Standard"><text:s text:c="2"/>[1,529] = <text:s/>1</text:p>
      <text:p text:style-name="Standard"><text:s text:c="2"/>[1,530] = <text:s/>2</text:p>
      <text:p text:style-name="Standard"><text:s text:c="2"/>[1,531] = <text:s/>2</text:p>
      <text:p text:style-name="Standard"><text:s text:c="2"/>[1,532] = <text:s/>1</text:p>
      <text:p text:style-name="Standard"><text:s text:c="2"/>[1,533] = <text:s/>2</text:p>
      <text:p text:style-name="Standard"><text:s text:c="2"/>[1,534] = <text:s/>3</text:p>
      <text:p text:style-name="Standard"><text:s text:c="2"/>[1,535] = <text:s/>1</text:p>
      <text:p text:style-name="Standard"><text:s text:c="2"/>[1,536] = <text:s/>2</text:p>
      <text:p text:style-name="Standard"><text:soft-page-break/><text:s text:c="2"/>[1,537] = <text:s/>2</text:p>
      <text:p text:style-name="Standard"><text:s text:c="2"/>[1,538] = <text:s/>1</text:p>
      <text:p text:style-name="Standard"><text:s text:c="2"/>[1,539] = <text:s/>2</text:p>
      <text:p text:style-name="Standard"><text:s text:c="2"/>[1,540] = <text:s/>3</text:p>
      <text:p text:style-name="Standard"><text:s text:c="2"/>[1,541] = <text:s/>1</text:p>
      <text:p text:style-name="Standard"><text:s text:c="2"/>[1,542] = <text:s/>2</text:p>
      <text:p text:style-name="Standard"><text:s text:c="2"/>[1,543] = <text:s/>3</text:p>
      <text:p text:style-name="Standard"><text:s text:c="2"/>[1,544] = <text:s/>1</text:p>
      <text:p text:style-name="Standard"><text:s text:c="2"/>[1,545] = <text:s/>2</text:p>
      <text:p text:style-name="Standard"><text:s text:c="2"/>[1,546] = <text:s/>3</text:p>
      <text:p text:style-name="Standard"><text:s text:c="2"/>[1,547] = <text:s/>1</text:p>
      <text:p text:style-name="Standard"><text:s text:c="2"/>[1,548] = <text:s/>2</text:p>
      <text:p text:style-name="Standard"><text:s text:c="2"/>[1,549] = <text:s/>3</text:p>
      <text:p text:style-name="Standard"><text:s text:c="2"/>[1,550] = <text:s/>1</text:p>
      <text:p text:style-name="Standard"><text:s text:c="2"/>[1,551] = <text:s/>2</text:p>
      <text:p text:style-name="Standard"><text:s text:c="2"/>[1,552] = <text:s/>2</text:p>
      <text:p text:style-name="Standard"><text:s text:c="2"/>[1,553] = <text:s/>1</text:p>
      <text:p text:style-name="Standard"><text:s text:c="2"/>[1,554] = <text:s/>2</text:p>
      <text:p text:style-name="Standard"><text:s text:c="2"/>[1,555] =</text:p>
      <text:p text:style-name="Standard"/>
      <text:p text:style-name="Standard"><text:s text:c="5"/>1 <text:s text:c="2"/>2</text:p>
      <text:p text:style-name="Standard"/>
      <text:p text:style-name="Standard"><text:s text:c="2"/>[1,556] = <text:s/>1</text:p>
      <text:p text:style-name="Standard"><text:s text:c="2"/>[1,557] = <text:s/>2</text:p>
      <text:p text:style-name="Standard"><text:s text:c="2"/>[1,558] = <text:s/>2</text:p>
      <text:p text:style-name="Standard"><text:s text:c="2"/>[1,559] = <text:s/>1</text:p>
      <text:p text:style-name="Standard"><text:s text:c="2"/>[1,560] = <text:s/>2</text:p>
      <text:p text:style-name="Standard"><text:s text:c="2"/>[1,561] = <text:s/>3</text:p>
      <text:p text:style-name="Standard"><text:s text:c="2"/>[1,562] = <text:s/>1</text:p>
      <text:p text:style-name="Standard"><text:s text:c="2"/>[1,563] = <text:s/>2</text:p>
      <text:p text:style-name="Standard"><text:s text:c="2"/>[1,564] = <text:s/>3</text:p>
      <text:p text:style-name="Standard"><text:s text:c="2"/>[1,565] = <text:s/>1</text:p>
      <text:p text:style-name="Standard"><text:s text:c="2"/>[1,566] = <text:s/>2</text:p>
      <text:p text:style-name="Standard"><text:s text:c="2"/>[1,567] = <text:s/>3</text:p>
      <text:p text:style-name="Standard"><text:s text:c="2"/>[1,568] = <text:s/>1</text:p>
      <text:p text:style-name="Standard"><text:s text:c="2"/>[1,569] = <text:s/>2</text:p>
      <text:p text:style-name="Standard"><text:s text:c="2"/>[1,570] = <text:s/>3</text:p>
      <text:p text:style-name="Standard"><text:s text:c="2"/>[1,571] = <text:s/>1</text:p>
      <text:p text:style-name="Standard"><text:s text:c="2"/>[1,572] = <text:s/>2</text:p>
      <text:p text:style-name="Standard"><text:s text:c="2"/>[1,573] = <text:s/>3</text:p>
      <text:p text:style-name="Standard"><text:s text:c="2"/>[1,574] = <text:s/>1</text:p>
      <text:p text:style-name="Standard"><text:s text:c="2"/>[1,575] = <text:s/>2</text:p>
      <text:p text:style-name="Standard"><text:s text:c="2"/>[1,576] = <text:s/>3</text:p>
      <text:p text:style-name="Standard"><text:s text:c="2"/>[1,577] = <text:s/>1</text:p>
      <text:p text:style-name="Standard"><text:s text:c="2"/>[1,578] = <text:s/>2</text:p>
      <text:p text:style-name="Standard"><text:s text:c="2"/>[1,579] = <text:s/>3</text:p>
      <text:p text:style-name="Standard"><text:s text:c="2"/>[1,580] = <text:s/>1</text:p>
      <text:p text:style-name="Standard"><text:s text:c="2"/>[1,581] = <text:s/>2</text:p>
      <text:p text:style-name="Standard"><text:s text:c="2"/>[1,582] = <text:s/>3</text:p>
      <text:p text:style-name="Standard"><text:s text:c="2"/>[1,583] = <text:s/>1</text:p>
      <text:p text:style-name="Standard"><text:s text:c="2"/>[1,584] = <text:s/>2</text:p>
      <text:p text:style-name="Standard"><text:s text:c="2"/>[1,585] = <text:s/>3</text:p>
      <text:p text:style-name="Standard"><text:soft-page-break/><text:s text:c="2"/>[1,586] = <text:s/>1</text:p>
      <text:p text:style-name="Standard"><text:s text:c="2"/>[1,587] = <text:s/>2</text:p>
      <text:p text:style-name="Standard"><text:s text:c="2"/>[1,588] = <text:s/>2</text:p>
      <text:p text:style-name="Standard"><text:s text:c="2"/>[1,589] = <text:s/>1</text:p>
      <text:p text:style-name="Standard"><text:s text:c="2"/>[1,590] = <text:s/>2</text:p>
      <text:p text:style-name="Standard"><text:s text:c="2"/>[1,591] =</text:p>
      <text:p text:style-name="Standard"/>
      <text:p text:style-name="Standard"><text:s text:c="5"/>2 <text:s text:c="2"/>3</text:p>
      <text:p text:style-name="Standard"/>
      <text:p text:style-name="Standard"><text:s text:c="2"/>[1,592] = <text:s/>1</text:p>
      <text:p text:style-name="Standard"><text:s text:c="2"/>[1,593] = <text:s/>2</text:p>
      <text:p text:style-name="Standard"><text:s text:c="2"/>[1,594] = <text:s/>2</text:p>
      <text:p text:style-name="Standard"><text:s text:c="2"/>[1,595] = <text:s/>1</text:p>
      <text:p text:style-name="Standard"><text:s text:c="2"/>[1,596] = <text:s/>2</text:p>
      <text:p text:style-name="Standard"><text:s text:c="2"/>[1,597] = <text:s/>3</text:p>
      <text:p text:style-name="Standard"><text:s text:c="2"/>[1,598] = <text:s/>1</text:p>
      <text:p text:style-name="Standard"><text:s text:c="2"/>[1,599] = <text:s/>2</text:p>
      <text:p text:style-name="Standard"><text:s text:c="2"/>[1,600] = <text:s/>3</text:p>
      <text:p text:style-name="Standard"><text:s text:c="2"/>[1,601] = <text:s/>1</text:p>
      <text:p text:style-name="Standard"><text:s text:c="2"/>[1,602] = <text:s/>2</text:p>
      <text:p text:style-name="Standard"><text:s text:c="2"/>[1,603] = <text:s/>3</text:p>
      <text:p text:style-name="Standard"><text:s text:c="2"/>[1,604] = <text:s/>1</text:p>
      <text:p text:style-name="Standard"><text:s text:c="2"/>[1,605] = <text:s/>2</text:p>
      <text:p text:style-name="Standard"><text:s text:c="2"/>[1,606] = <text:s/>2</text:p>
      <text:p text:style-name="Standard"><text:s text:c="2"/>[1,607] = <text:s/>1</text:p>
      <text:p text:style-name="Standard"><text:s text:c="2"/>[1,608] = <text:s/>2</text:p>
      <text:p text:style-name="Standard"><text:s text:c="2"/>[1,609] = <text:s/>3</text:p>
      <text:p text:style-name="Standard"><text:s text:c="2"/>[1,610] = <text:s/>1</text:p>
      <text:p text:style-name="Standard"><text:s text:c="2"/>[1,611] = <text:s/>2</text:p>
      <text:p text:style-name="Standard"><text:s text:c="2"/>[1,612] = <text:s/>2</text:p>
      <text:p text:style-name="Standard"><text:s text:c="2"/>[1,613] = <text:s/>1</text:p>
      <text:p text:style-name="Standard"><text:s text:c="2"/>[1,614] = <text:s/>2</text:p>
      <text:p text:style-name="Standard"><text:s text:c="2"/>[1,615] = <text:s/>2</text:p>
      <text:p text:style-name="Standard"><text:s text:c="2"/>[1,616] = <text:s/>1</text:p>
      <text:p text:style-name="Standard"><text:s text:c="2"/>[1,617] = <text:s/>2</text:p>
      <text:p text:style-name="Standard"><text:s text:c="2"/>[1,618] = <text:s/>3</text:p>
      <text:p text:style-name="Standard"><text:s text:c="2"/>[1,619] = <text:s/>1</text:p>
      <text:p text:style-name="Standard"><text:s text:c="2"/>[1,620] = <text:s/>2</text:p>
      <text:p text:style-name="Standard"><text:s text:c="2"/>[1,621] = <text:s/>3</text:p>
      <text:p text:style-name="Standard"><text:s text:c="2"/>[1,622] = <text:s/>1</text:p>
      <text:p text:style-name="Standard"><text:s text:c="2"/>[1,623] = <text:s/>2</text:p>
      <text:p text:style-name="Standard"><text:s text:c="2"/>[1,624] = <text:s/>3</text:p>
      <text:p text:style-name="Standard"><text:s text:c="2"/>[1,625] = <text:s/>1</text:p>
      <text:p text:style-name="Standard"><text:s text:c="2"/>[1,626] = <text:s/>2</text:p>
      <text:p text:style-name="Standard"><text:s text:c="2"/>[1,627] = <text:s/>3</text:p>
      <text:p text:style-name="Standard"><text:s text:c="2"/>[1,628] = <text:s/>1</text:p>
      <text:p text:style-name="Standard"><text:s text:c="2"/>[1,629] = <text:s/>2</text:p>
      <text:p text:style-name="Standard"><text:s text:c="2"/>[1,630] = <text:s/>3</text:p>
      <text:p text:style-name="Standard"><text:s text:c="2"/>[1,631] = <text:s/>1</text:p>
      <text:p text:style-name="Standard"><text:s text:c="2"/>[1,632] = <text:s/>2</text:p>
      <text:p text:style-name="Standard"><text:s text:c="2"/>[1,633] = <text:s/>3</text:p>
      <text:p text:style-name="Standard"><text:s text:c="2"/>[1,634] = <text:s/>1</text:p>
      <text:p text:style-name="Standard"><text:soft-page-break/><text:s text:c="2"/>[1,635] = <text:s/>2</text:p>
      <text:p text:style-name="Standard"><text:s text:c="2"/>[1,636] = <text:s/>3</text:p>
      <text:p text:style-name="Standard"><text:s text:c="2"/>[1,637] = <text:s/>1</text:p>
      <text:p text:style-name="Standard"><text:s text:c="2"/>[1,638] = <text:s/>2</text:p>
      <text:p text:style-name="Standard"><text:s text:c="2"/>[1,639] = <text:s/>3</text:p>
      <text:p text:style-name="Standard"><text:s text:c="2"/>[1,640] = <text:s/>1</text:p>
      <text:p text:style-name="Standard"><text:s text:c="2"/>[1,641] = <text:s/>2</text:p>
      <text:p text:style-name="Standard"><text:s text:c="2"/>[1,642] = <text:s/>3</text:p>
      <text:p text:style-name="Standard"><text:s text:c="2"/>[1,643] = <text:s/>1</text:p>
      <text:p text:style-name="Standard"><text:s text:c="2"/>[1,644] = <text:s/>2</text:p>
      <text:p text:style-name="Standard"><text:s text:c="2"/>[1,645] = <text:s/>3</text:p>
      <text:p text:style-name="Standard"><text:s text:c="2"/>[1,646] = <text:s/>1</text:p>
      <text:p text:style-name="Standard"><text:s text:c="2"/>[1,647] = <text:s/>2</text:p>
      <text:p text:style-name="Standard"><text:s text:c="2"/>[1,648] = <text:s/>3</text:p>
      <text:p text:style-name="Standard"><text:s text:c="2"/>[1,649] = <text:s/>1</text:p>
      <text:p text:style-name="Standard"><text:s text:c="2"/>[1,650] = <text:s/>2</text:p>
      <text:p text:style-name="Standard"><text:s text:c="2"/>[1,651] = <text:s/>3</text:p>
      <text:p text:style-name="Standard"><text:s text:c="2"/>[1,652] = <text:s/>1</text:p>
      <text:p text:style-name="Standard"><text:s text:c="2"/>[1,653] = <text:s/>2</text:p>
      <text:p text:style-name="Standard"><text:s text:c="2"/>[1,654] = <text:s/>3</text:p>
      <text:p text:style-name="Standard"><text:s text:c="2"/>[1,655] = <text:s/>1</text:p>
      <text:p text:style-name="Standard"><text:s text:c="2"/>[1,656] = <text:s/>2</text:p>
      <text:p text:style-name="Standard"><text:s text:c="2"/>[1,657] = <text:s/>2</text:p>
      <text:p text:style-name="Standard"><text:s text:c="2"/>[1,658] = <text:s/>1</text:p>
      <text:p text:style-name="Standard"><text:s text:c="2"/>[1,659] = <text:s/>2</text:p>
      <text:p text:style-name="Standard"><text:s text:c="2"/>[1,660] = <text:s/>2</text:p>
      <text:p text:style-name="Standard"><text:s text:c="2"/>[1,661] = <text:s/>1</text:p>
      <text:p text:style-name="Standard"><text:s text:c="2"/>[1,662] = <text:s/>2</text:p>
      <text:p text:style-name="Standard"><text:s text:c="2"/>[1,663] = <text:s/>3</text:p>
      <text:p text:style-name="Standard"><text:s text:c="2"/>[1,664] = <text:s/>1</text:p>
      <text:p text:style-name="Standard"><text:s text:c="2"/>[1,665] = <text:s/>2</text:p>
      <text:p text:style-name="Standard"><text:s text:c="2"/>[1,666] = <text:s/>2</text:p>
      <text:p text:style-name="Standard"><text:s text:c="2"/>[1,667] = <text:s/>1</text:p>
      <text:p text:style-name="Standard"><text:s text:c="2"/>[1,668] = <text:s/>2</text:p>
      <text:p text:style-name="Standard"><text:s text:c="2"/>[1,669] = <text:s/>3</text:p>
      <text:p text:style-name="Standard"><text:s text:c="2"/>[1,670] = <text:s/>1</text:p>
      <text:p text:style-name="Standard"><text:s text:c="2"/>[1,671] = <text:s/>2</text:p>
      <text:p text:style-name="Standard"><text:s text:c="2"/>[1,672] = <text:s/>3</text:p>
      <text:p text:style-name="Standard"><text:s text:c="2"/>[1,673] = <text:s/>1</text:p>
      <text:p text:style-name="Standard"><text:s text:c="2"/>[1,674] = <text:s/>2</text:p>
      <text:p text:style-name="Standard"><text:s text:c="2"/>[1,675] = <text:s/>3</text:p>
      <text:p text:style-name="Standard"><text:s text:c="2"/>[1,676] = <text:s/>1</text:p>
      <text:p text:style-name="Standard"><text:s text:c="2"/>[1,677] = <text:s/>2</text:p>
      <text:p text:style-name="Standard"><text:s text:c="2"/>[1,678] = <text:s/>2</text:p>
      <text:p text:style-name="Standard"><text:s text:c="2"/>[1,679] = <text:s/>1</text:p>
      <text:p text:style-name="Standard"><text:s text:c="2"/>[1,680] = <text:s/>2</text:p>
      <text:p text:style-name="Standard"><text:s text:c="2"/>[1,681] = <text:s/>2</text:p>
      <text:p text:style-name="Standard"><text:s text:c="2"/>[1,682] = <text:s/>1</text:p>
      <text:p text:style-name="Standard"><text:s text:c="2"/>[1,683] = <text:s/>2</text:p>
      <text:p text:style-name="Standard"><text:s text:c="2"/>[1,684] = <text:s/>3</text:p>
      <text:p text:style-name="Standard"><text:s text:c="2"/>[1,685] = <text:s/>1</text:p>
      <text:p text:style-name="Standard"><text:s text:c="2"/>[1,686] = <text:s/>2</text:p>
      <text:p text:style-name="Standard"><text:soft-page-break/><text:s text:c="2"/>[1,687] = <text:s/>3</text:p>
      <text:p text:style-name="Standard"><text:s text:c="2"/>[1,688] = <text:s/>1</text:p>
      <text:p text:style-name="Standard"><text:s text:c="2"/>[1,689] = <text:s/>2</text:p>
      <text:p text:style-name="Standard"><text:s text:c="2"/>[1,690] = <text:s/>2</text:p>
      <text:p text:style-name="Standard"><text:s text:c="2"/>[1,691] = <text:s/>1</text:p>
      <text:p text:style-name="Standard"><text:s text:c="2"/>[1,692] = <text:s/>2</text:p>
      <text:p text:style-name="Standard"><text:s text:c="2"/>[1,693] = <text:s/>2</text:p>
      <text:p text:style-name="Standard"><text:s text:c="2"/>[1,694] = <text:s/>1</text:p>
      <text:p text:style-name="Standard"><text:s text:c="2"/>[1,695] = <text:s/>2</text:p>
      <text:p text:style-name="Standard"><text:s text:c="2"/>[1,696] = <text:s/>3</text:p>
      <text:p text:style-name="Standard"><text:s text:c="2"/>[1,697] = <text:s/>1</text:p>
      <text:p text:style-name="Standard"><text:s text:c="2"/>[1,698] = <text:s/>2</text:p>
      <text:p text:style-name="Standard"><text:s text:c="2"/>[1,699] = <text:s/>3</text:p>
      <text:p text:style-name="Standard"><text:s text:c="2"/>[1,700] = <text:s/>1</text:p>
      <text:p text:style-name="Standard"><text:s text:c="2"/>[1,701] = <text:s/>2</text:p>
      <text:p text:style-name="Standard"><text:s text:c="2"/>[1,702] = <text:s/>2</text:p>
      <text:p text:style-name="Standard"><text:s text:c="2"/>[1,703] = <text:s/>1</text:p>
      <text:p text:style-name="Standard"><text:s text:c="2"/>[1,704] = <text:s/>2</text:p>
      <text:p text:style-name="Standard"><text:s text:c="2"/>[1,705] = <text:s/>3</text:p>
      <text:p text:style-name="Standard"><text:s text:c="2"/>[1,706] = <text:s/>1</text:p>
      <text:p text:style-name="Standard"><text:s text:c="2"/>[1,707] = <text:s/>2</text:p>
      <text:p text:style-name="Standard"><text:s text:c="2"/>[1,708] = <text:s/>3</text:p>
      <text:p text:style-name="Standard"><text:s text:c="2"/>[1,709] = <text:s/>1</text:p>
      <text:p text:style-name="Standard"><text:s text:c="2"/>[1,710] = <text:s/>2</text:p>
      <text:p text:style-name="Standard"><text:s text:c="2"/>[1,711] = <text:s/>3</text:p>
      <text:p text:style-name="Standard"><text:s text:c="2"/>[1,712] = <text:s/>1</text:p>
      <text:p text:style-name="Standard"><text:s text:c="2"/>[1,713] = <text:s/>2</text:p>
      <text:p text:style-name="Standard"><text:s text:c="2"/>[1,714] = <text:s/>2</text:p>
      <text:p text:style-name="Standard"><text:s text:c="2"/>[1,715] = <text:s/>1</text:p>
      <text:p text:style-name="Standard"><text:s text:c="2"/>[1,716] = <text:s/>2</text:p>
      <text:p text:style-name="Standard"><text:s text:c="2"/>[1,717] = <text:s/>3</text:p>
      <text:p text:style-name="Standard"><text:s text:c="2"/>[1,718] = <text:s/>1</text:p>
      <text:p text:style-name="Standard"><text:s text:c="2"/>[1,719] = <text:s/>2</text:p>
      <text:p text:style-name="Standard"><text:s text:c="2"/>[1,720] = <text:s/>2</text:p>
      <text:p text:style-name="Standard"><text:s text:c="2"/>[1,721] = <text:s/>1</text:p>
      <text:p text:style-name="Standard"><text:s text:c="2"/>[1,722] = <text:s/>2</text:p>
      <text:p text:style-name="Standard"><text:s text:c="2"/>[1,723] = <text:s/>2</text:p>
      <text:p text:style-name="Standard"><text:s text:c="2"/>[1,724] = <text:s/>1</text:p>
      <text:p text:style-name="Standard"><text:s text:c="2"/>[1,725] = <text:s/>2</text:p>
      <text:p text:style-name="Standard"><text:s text:c="2"/>[1,726] = <text:s/>3</text:p>
      <text:p text:style-name="Standard"><text:s text:c="2"/>[1,727] = <text:s/>1</text:p>
      <text:p text:style-name="Standard"><text:s text:c="2"/>[1,728] = <text:s/>2</text:p>
      <text:p text:style-name="Standard"><text:s text:c="2"/>[1,729] = <text:s/>3</text:p>
      <text:p text:style-name="Standard"><text:s text:c="2"/>[1,730] = <text:s/>1</text:p>
      <text:p text:style-name="Standard"><text:s text:c="2"/>[1,731] = <text:s/>2</text:p>
      <text:p text:style-name="Standard"><text:s text:c="2"/>[1,732] = <text:s/>3</text:p>
      <text:p text:style-name="Standard"><text:s text:c="2"/>[1,733] = <text:s/>1</text:p>
      <text:p text:style-name="Standard"><text:s text:c="2"/>[1,734] = <text:s/>2</text:p>
      <text:p text:style-name="Standard"><text:s text:c="2"/>[1,735] = <text:s/>3</text:p>
      <text:p text:style-name="Standard"><text:s text:c="2"/>[1,736] = <text:s/>1</text:p>
      <text:p text:style-name="Standard"><text:s text:c="2"/>[1,737] = <text:s/>2</text:p>
      <text:p text:style-name="Standard"><text:s text:c="2"/>[1,738] = <text:s/>3</text:p>
      <text:p text:style-name="Standard"><text:soft-page-break/><text:s text:c="2"/>[1,739] = <text:s/>1</text:p>
      <text:p text:style-name="Standard"><text:s text:c="2"/>[1,740] = <text:s/>2</text:p>
      <text:p text:style-name="Standard"><text:s text:c="2"/>[1,741] = <text:s/>3</text:p>
      <text:p text:style-name="Standard"><text:s text:c="2"/>[1,742] = <text:s/>1</text:p>
      <text:p text:style-name="Standard"><text:s text:c="2"/>[1,743] = <text:s/>2</text:p>
      <text:p text:style-name="Standard"><text:s text:c="2"/>[1,744] = <text:s/>3</text:p>
      <text:p text:style-name="Standard"><text:s text:c="2"/>[1,745] = <text:s/>1</text:p>
      <text:p text:style-name="Standard"><text:s text:c="2"/>[1,746] = <text:s/>2</text:p>
      <text:p text:style-name="Standard"><text:s text:c="2"/>[1,747] =</text:p>
      <text:p text:style-name="Standard"/>
      <text:p text:style-name="Standard"><text:s text:c="5"/>3 <text:s text:c="2"/>2</text:p>
      <text:p text:style-name="Standard"/>
      <text:p text:style-name="Standard"><text:s text:c="2"/>[1,748] = <text:s/>1</text:p>
      <text:p text:style-name="Standard"><text:s text:c="2"/>[1,749] = <text:s/>2</text:p>
      <text:p text:style-name="Standard"><text:s text:c="2"/>[1,750] = <text:s/>3</text:p>
      <text:p text:style-name="Standard">}</text:p>
      <text:p text:style-name="Standard"/>
      <text:p text:style-name="Standard"/>
      <text:p text:style-name="Standard"># Created by Octave 4.2.2, Mon Mar 23 13:34:11 2020 -03 &lt;root@patricia-P5K-SE&gt;</text:p>
      <text:p text:style-name="Standard"># name: SUBJECT</text:p>
      <text:p text:style-name="Standard"># type: sq_string</text:p>
      <text:p text:style-name="Standard"># elements: 1</text:p>
      <text:p text:style-name="Standard"># length: 3</text:p>
      <text:p text:style-name="Standard">002</text:p>
      <text:p text:style-name="Standard"/>
      <text:p text:style-name="Standard"/>
      <text:p text:style-name="Standard"># name: age</text:p>
      <text:p text:style-name="Standard"># type: sq_string</text:p>
      <text:p text:style-name="Standard"># elements: 1</text:p>
      <text:p text:style-name="Standard"># length: 2</text:p>
      <text:p text:style-name="Standard">24</text:p>
      <text:p text:style-name="Standard"/>
      <text:p text:style-name="Standard"/>
      <text:p text:style-name="Standard"># name: vet</text:p>
      <text:p text:style-name="Standard"># type: matrix</text:p>
      <text:p text:style-name="Standard"># rows: 1</text:p>
      <text:p text:style-name="Standard"># columns: 6</text:p>
      <text:p text:style-name="Standard"><text:s/>1 1 2 2 3 3</text:p>
      <text:p text:style-name="Standard"/>
      <text:p text:style-name="Standard"/>
      <text:p text:style-name="Standard"># name: rvet</text:p>
      <text:p text:style-name="Standard"># type: matrix</text:p>
      <text:p text:style-name="Standard"># rows: 1</text:p>
      <text:p text:style-name="Standard"># columns: 6</text:p>
      <text:p text:style-name="Standard"><text:s/>6 3 1 4 2 5</text:p>
      <text:p text:style-name="Standard"/>
      <text:p text:style-name="Standard"/>
      <text:p text:style-name="Standard"># name: response</text:p>
      <text:p text:style-name="Standard"># type: cell</text:p>
      <text:p text:style-name="Standard"># rows: 1</text:p>
      <text:p text:style-name="Standard"># columns: 6</text:p>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text:p text:style-name="Standard"/>
      <text:p text:style-name="Standard"># name: rt1</text:p>
      <text:p text:style-name="Standard"># type: matrix</text:p>
      <text:p text:style-name="Standard"># rows: 1</text:p>
      <text:p text:style-name="Standard"># columns: 6</text:p>
      <text:p text:style-name="Standard"><text:s/>0.6665620803833008 0.2169620990753174 0.1499009132385254 0.3332819938659668 0.2555670738220215 0.1491630077362061</text:p>
      <text:p text:style-name="Standard"/>
      <text:p text:style-name="Standard"/>
      <text:p text:style-name="Standard"># name: antecipatedresponse</text:p>
      <text:p text:style-name="Standard"># type: matrix</text:p>
      <text:p text:style-name="Standard"># rows: 0</text:p>
      <text:p text:style-name="Standard"># columns: 0</text:p>
      <text:p text:style-name="Standard"/>
      <text:p text:style-name="Standard"/>
      <text:p text:style-name="Standard"># name: avg</text:p>
      <text:p text:style-name="Standard"><text:soft-page-break/># type: scalar</text:p>
      <text:p text:style-name="Standard">0.295239528020223</text:p>
      <text:p text:style-name="Standard"/>
      <text:p text:style-name="Standard"/>
      <text:p text:style-name="Standard"># name: seq</text:p>
      <text:p text:style-name="Standard"># type: matrix</text:p>
      <text:p text:style-name="Standard"># rows: 1</text:p>
      <text:p text:style-name="Standard"># columns: 750</text:p>
      <text:p text:style-name="Standard"><text:s/>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text:p>
      <text:p text:style-name="Standard"/>
      <text:p text:style-name="Standard"/>
      <text:p text:style-name="Standard"># name: responseTeste</text:p>
      <text:p text:style-name="Standard"># type: cell</text:p>
      <text:p text:style-name="Standard"># rows: 1</text:p>
      <text:p text:style-name="Standard"># columns: 750</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text:soft-page-break/></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1 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2 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text:soft-page-break/></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3 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matrix</text:p>
      <text:p text:style-name="Standard"># rows: 1</text:p>
      <text:p text:style-name="Standard"><text:soft-page-break/># columns: 2</text:p>
      <text:p text:style-name="Standard"><text:s/>3 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3 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text:soft-page-break/></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3 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text:soft-page-break/></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2 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2 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text:soft-page-break/></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2 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1 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text:soft-page-break/></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1 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1 2</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2 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text:soft-page-break/></text:p>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text:soft-page-break/>#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text:soft-page-break/>#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text:soft-page-break/></text:p>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text:soft-page-break/>#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text:soft-page-break/></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3 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text:p text:style-name="Standard"/>
      <text:p text:style-name="Standard"># name: rt2</text:p>
      <text:p text:style-name="Standard"># type: matrix</text:p>
      <text:p text:style-name="Standard"># rows: 1</text:p>
      <text:p text:style-name="Standard"># columns: 750</text:p>
      <text:p text:style-name="Standard"><text:s/>0.4182360172271729 0.0474998950958252 0.1150169372558594 0.2109642028808594 0.04978799819946289 0.1593561172485352 0.3330399990081787 1.56495189666748 0.2821581363677979 0.1874051094055176 0.03714299201965332 0.1090500354766846 0.07556796073913574 1.318245887756348 0.08660101890563965 0.2041869163513184 0.1370368003845215 0.1543591022491455 0.1207270622253418 0.09943103790283203 0.1315450668334961 0.2489039897918701 0.09292507171630859 0.06472682952880859 0.1365940570831299 0.05897712707519531 0.2832610607147217 0.221513032913208 0.1261141300201416 0.1256318092346191 0.1202530860900879 1.493196964263916 0.4350218772888184 0.3558909893035889 0.1659440994262695 0.1922109127044678 0.1996760368347168 0.1496539115905762 0.06417489051818848 0.1791172027587891 0.09326004981994629 0.1764569282531738 0.2102029323577881 0.199354887008667 0.1718401908874512 0.1503629684448242 0.05319499969482422 0.1103849411010742 0.1776900291442871 0.04759788513183594 0.08833098411560059 0.06994295120239258 <text:soft-page-break/>0.01930093765258789 0.3157951831817627 0.1484580039978027 1.506145000457764 0.2047080993652344 0.1651411056518555 0.05322909355163574 0.08105993270874023 0.2222819328308105 0.1092121601104736 0.04758596420288086 0.110166072845459 0.03648495674133301 0.09208202362060547 0.09313583374023438 0.04837989807128906 0.3242571353912354 0.2838389873504639 0.0431208610534668 0.1657619476318359 0.1041178703308105 1.361756086349487 0.07036709785461426 0.08725404739379883 0.1367759704589844 1.514554977416992 0.237900972366333 0.06427979469299316 0.1491549015045166 0.194753885269165 0.2277131080627441 0.2941889762878418 0.1375010013580322 0.1093499660491943 0.1484251022338867 0.1201460361480713 0.1208720207214355 0.08695602416992188 0.1217691898345947 0.09332704544067383 0.2150669097900391 0.2329931259155273 0.1587231159210205 0.1548950672149658 0.03149294853210449 0.1816549301147461 0.1095099449157715 0.1940717697143555 0.077423095703125 0.1430609226226807 0.1712658405303955 0.1316840648651123 0.5181500911712646 0.4347770214080811 0.01975417137145996 0.08236789703369141 0.1048638820648193 0.07561016082763672 0.4967761039733887 0.09794998168945312 0.06949996948242188 0.07004618644714355 0.1768710613250732 0.08107399940490723 0.08674001693725586 0.1536209583282471 0.1094279289245605 0.1322250366210938 0.193464994430542 0.0759890079498291 0.2619991302490234 0.1820058822631836 0.08124208450317383 0.2048940658569336 0.2156620025634766 0.03644299507141113 0.0535888671875 0.1148087978363037 0.07016491889953613 0.06988906860351562 0.3107988834381104 0.02604889869689941 0.1827549934387207 0.04774689674377441 1.583693981170654 0.199944019317627 0.2669081687927246 0.09256410598754883 0.2103300094604492 0.1152338981628418 0.0595099925994873 0.04250001907348633 0.1650669574737549 1.475110054016113 0.1091940402984619 0.1154110431671143 0.03641104698181152 0.1664121150970459 0.4400098323822021 0.0872960090637207 1.539272785186768 0.1652448177337646 1.446547985076904 0.1884939670562744 0.1041190624237061 1.634702205657959 0.2054359912872314 0.047698974609375 1.317915201187134 0.9338309764862061 0.04874992370605469 1.171194076538086 0.1596939563751221 0.08733510971069336 1.344937801361084 0.1929750442504883 0.1092870235443115 0.03087115287780762 0.2030801773071289 0.16513991355896 0.09240293502807617 0.05387496948242188 0.1540558338165283 0.06602382659912109 0.09825587272644043 0.1317770481109619 0.06473207473754883 0.1763720512390137 0.1763851642608643 0.1030209064483643 0.1662328243255615 0.1557450294494629 0.1154031753540039 0.09866881370544434 0.02119112014770508 0.1257920265197754 0.02522110939025879 0.07087802886962891 1.597064018249512 0.2951691150665283 0.09783387184143066 1.637581825256348 0.2378931045532227 0.1043350696563721 1.538583040237427 0.5634169578552246 0.07561111450195312 1.347848892211914 0.2539999485015869 0.04891180992126465 0.1945481300354004 0.1371040344238281 0.2489750385284424 0.1263489723205566 0.1538541316986084 0.2329590320587158 0.2429499626159668 0.1258280277252197 0.1873118877410889 0.1481389999389648 0.1454911231994629 0.1604888439178467 0.09784483909606934 0.1830191612243652 0.1821579933166504 0.1480820178985596 0.1746630668640137 0.18721604347229 0.09332013130187988 0.132174015045166 0.1483280658721924 0.09253406524658203 0.1259450912475586 0.194814920425415 0.1049890518188477 0.1318249702453613 0.238893985748291 0.1339178085327148 0.1648709774017334 0.193202018737793 0.09940195083618164 0.2169198989868164 0.1822240352630615 0.06980299949645996 0.2553491592407227 0.2112281322479248 0.1668810844421387 0.06514501571655273 0.159761905670166 0.0646669864654541 0.1770639419555664 0.1502490043640137 0.1046891212463379 0.1425368785858154 0.1998178958892822 0.1479640007019043 0.1212689876556396 0.1709649562835693 0.1260271072387695 0.2326250076293945 0.167902946472168 0.1434102058410645 0.3325240612030029 0.1375889778137207 0.04239416122436523 0.1366260051727295 0.1596729755401611 0.1170570850372314 <text:soft-page-break/>0.1001589298248291 0.1488480567932129 0.1093709468841553 0.1259860992431641 0.1428849697113037 0.07597899436950684 0.09226298332214355 0.182232141494751 0.1322288513183594 0.07019305229187012 0.1372561454772949 0.1095499992370605 0.05925989151000977 0.1322391033172607 1.231002807617188 1.119828939437866 0.1939702033996582 0.1254599094390869 0.03091788291931152 0.09772992134094238 1.490998029708862 0.1320509910583496 0.02649688720703125 0.2102999687194824 0.1650278568267822 0.2560188770294189 0.03094100952148438 0.2043969631195068 0.181873083114624 0.08493900299072266 0.1327958106994629 0.1769249439239502 0.07009291648864746 0.08190393447875977 0.1774351596832275 0.0731499195098877 0.09250903129577637 0.1666338443756104 0.08910179138183594 0.1825258731842041 0.8486120700836182 0.07690000534057617 0.09242105484008789 0.6103250980377197 0.1146109104156494 0.09234499931335449 0.1704480648040771 0.109205961227417 0.3664069175720215 0.2654979228973389 0.1035239696502686 0.07526302337646484 0.1894829273223877 0.09926795959472656 0.09234619140625 0.171205997467041 0.03716897964477539 0.1327109336853027 0.1373298168182373 0.1318271160125732 0.1146430969238281 0.1546781063079834 0.1149539947509766 0.1374819278717041 0.1828351020812988 0.1217589378356934 0.1874680519104004 0.2209270000457764 0.1371359825134277 0.1204268932342529 0.1485409736633301 0.05290889739990234 0.1268389225006104 0.2328770160675049 0.0999901294708252 0.1654560565948486 0.1381111145019531 0.1314280033111572 0.09790492057800293 0.1704270839691162 0.1092638969421387 0.1099059581756592 0.1663529872894287 0.1263151168823242 0.111732006072998 0.1155359745025635 0.04750394821166992 0.3622229099273682 0.4276740550994873 0.09290790557861328 0.2270529270172119 1.583069801330566 0.1667220592498779 0.1423430442810059 0.08160400390625 1.408805131912231 0.2214350700378418 0.08222413063049316 0.1155588626861572 0.0869300365447998 0.221545934677124 0.09113287925720215 0.1209728717803955 0.170583963394165 0.1252298355102539 0.1091630458831787 0.1712918281555176 1.510354995727539 0.4580531120300293 0.2847139835357666 0.0758209228515625 0.2041800022125244 0.09227705001831055 0.05402183532714844 0.1429879665374756 0.1375489234924316 0.1211831569671631 0.1980710029602051 0.1439499855041504 0.0492088794708252 0.02540707588195801 0.1658689975738525 0.09232807159423828 0.115509033203125 0.204071044921875 0.1144809722900391 0.3041391372680664 0.2044100761413574 0.06465506553649902 0.1096410751342773 0.1933510303497314 0.05895400047302246 0.1094999313354492 0.170619010925293 0.1217679977416992 0.07004809379577637 0.03649187088012695 0.01980209350585938 0.1622388362884521 1.228140115737915 0.0195920467376709 0.2607870101928711 0.2052171230316162 0.1202728748321533 0.1208670139312744 0.2100789546966553 0.09870791435241699 0.1709449291229248 0.2051939964294434 0.1990468502044678 0.2658140659332275 0.1378490924835205 0.06475400924682617 0.2894740104675293 0.03205394744873047 1.520594835281372 0.4200029373168945 0.2158248424530029 1.16944694519043 0.05922293663024902 0.09858798980712891 0.09837722778320312 0.1944549083709717 0.1431820392608643 0.1040859222412109 0.1426801681518555 0.2394278049468994 0.08138179779052734 0.1037900447845459 0.07037806510925293 0.1315898895263672 0.1934280395507812 1.07343602180481 0.09231400489807129 0.06961488723754883 0.194612979888916 0.07566595077514648 0.1534321308135986 0.1541550159454346 0.3048539161682129 0.4597070217132568 0.1878981590270996 0.02540302276611328 0.2546648979187012 0.2557380199432373 0.08147406578063965 0.1258769035339355 0.1315841674804688 0.540226936340332 0.1150338649749756 0.3466031551361084 0.126054048538208 0.08260607719421387 0.2101960182189941 0.1103501319885254 0.1539070606231689 0.1541669368743896 0.07634401321411133 0.3053100109100342 0.1647639274597168 1.469198942184448 0.1931979656219482 0.1258840560913086 0.1205542087554932 0.09810996055603027 0.1318638324737549 0.07593894004821777 0.09300899505615234 <text:soft-page-break/>0.1806399822235107 0.0822899341583252 0.1147358417510986 0.1939070224761963 0.1656110286712646 0.1426351070404053 0.181790828704834 0.1426489353179932 0.1034882068634033 0.2153871059417725 0.1816599369049072 0.1545090675354004 0.221034049987793 0.0818328857421875 0.09220790863037109 0.1925530433654785 0.125540018081665 0.1058351993560791 0.6990878582000732 0.1326930522918701 0.1201019287109375 0.2439320087432861 0.00822901725769043 0.3376920223236084 0.1772661209106445 1.330305099487305 0.3899850845336914 0.1664741039276123 0.05349993705749512 0.2489151954650879 0.0756528377532959 0.06039690971374512 2.33727502822876 0.2936410903930664 2.070520162582397 0.3121418952941895 0.05347681045532227 1.460430145263672 1.223356008529663 0.2506058216094971 0.1875870227813721 0.01963400840759277 0.154932975769043 0.02577996253967285 0.1661019325256348 0.1673240661621094 0.05393719673156738 0.1314690113067627 0.1540350914001465 0.1097869873046875 0.1314818859100342</text:p>
      <text:p text:style-name="Standard"><text:s/>0.1704938411712646 0.07580208778381348 0.1263670921325684 0.1822500228881836 0.1438469886779785 0.1094632148742676 0.08700203895568848 0.0937199592590332 0.1092569828033447 0.1543769836425781 0.06485390663146973 0.1477549076080322 0.1538980007171631 0.06445193290710449 0.2714030742645264 0.198930025100708 0.1033880710601807 0.1315598487854004 0.1769099235534668 0.07671093940734863 0.1217670440673828 0.02034306526184082 1.080068826675415 0.1923460960388184 0.108814001083374 0.04181504249572754 0.9513020515441895 0.08107399940490723 0.1102161407470703 0.1874179840087891 0.1713988780975342 0.1202328205108643 0.1763818264007568 0.1438531875610352 0.07048201560974121 0.8084020614624023 0.1878581047058105 1.474246025085449 0.490131139755249 0.413316011428833 1.168942213058472 0.1625158786773682 0.1440150737762451 0.06485486030578613 0.1258878707885742 0.1829769611358643 0.1381130218505859 0.07659411430358887 0.1601560115814209 0.09293293952941895 0.1379179954528809 0.1479859352111816 0.0980980396270752 0.1095070838928223 0.1708199977874756 0.1374130249023438 0.1372859477996826 0.1767659187316895 0.06994986534118652 0.182610034942627 0.1773569583892822 0.09224486351013184 0.1149649620056152 0.1998159885406494 0.1428408622741699 0.1426699161529541 0.220999002456665 0.1202671527862549 0.1045680046081543 0.1652700901031494 0.07634782791137695 0.8701620101928711 0.2332541942596436 0.03690886497497559 0.1377098560333252 0.1540529727935791 0.1101679801940918 0.1091501712799072 0.2174158096313477 0.04348921775817871 0.2157759666442871 0.5231969356536865 0.06513786315917969 0.194282054901123 0.1579978466033936 0.06996822357177734 0.2044370174407959 0.1435480117797852 0.1151430606842041 0.148561954498291 0.1202919483184814 0.09902691841125488 0.1090619564056396 0.2841458320617676 0.05347108840942383 0.04222607612609863 0.1538269519805908 0.08699393272399902 0.2098197937011719 0.1935272216796875 0.0141441822052002 0.2873198986053467 0.187859058380127 1.345807075500488 0.1544609069824219 0.120898962020874 0.1311872005462646 0.1265308856964111 0.1255249977111816 0.1846098899841309 0.03082990646362305 0.04741907119750977 0.8550379276275635 0.03081202507019043 0.0813448429107666 1.079006910324097 0.04209995269775391 0.08321499824523926 0.02000999450683594 0.1923520565032959 0.1210439205169678 0.03647398948669434 0.04161500930786133 0.08201289176940918 1.026098966598511 0.04297089576721191 0.1878740787506104 0.1871809959411621 0.08717489242553711 0.1883299350738525 0.0384070873260498 0.08650898933410645 0.1545019149780273 0.03166818618774414 0.03059101104736328 0.2156598567962646 0.07122611999511719 0.2639458179473877 0.132728099822998 1.486117839813232 0.04856395721435547 0.2441220283508301 0.2402138710021973 0.2347049713134766 0.09359908103942871 0.04184985160827637 0.1654641628265381 0.2991280555725098 0.03633284568786621 0.1822850704193115 0.1435091495513916 0.08750700950622559 0.1486959457397461 0.1851351261138916 0.0924980640411377 0.1155769824981689 <text:soft-page-break/>0.2542891502380371 0.1534421443939209 0.2211010456085205 0.2041468620300293 0.1258687973022461 0.09235095977783203 0.1936399936676025 0.1815531253814697 0.2375991344451904 0.2330999374389648 0.1202530860900879 0.1598870754241943 0.1871030330657959 0.05970096588134766 0.2377409934997559 0.2039420604705811 0.1819651126861572 0.1812782287597656 0.220876932144165 0.3329870700836182 0.1217629909515381 0.2658379077911377 0.1322879791259766 0.132317066192627 0.2050940990447998 0.1763319969177246 0.2552371025085449 0.2101171016693115 0.1375260353088379 0.1561250686645508 0.2261672019958496 0.193997859954834 0.1877808570861816 0.2548730373382568 0.1716129779815674 0.1654121875762939 0.4007370471954346 0.08112192153930664 0.3059771060943604 0.1704590320587158 0.09798502922058105 0.3326029777526855 0.2333550453186035 0.1482160091400146 0.1321060657501221 0.2169618606567383 0.1821630001068115 0.137631893157959 0.2152061462402344 1.663938045501709 0.2714469432830811 0.2098698616027832 0.09416913986206055 0.1877381801605225 0.1716170310974121 0.08130288124084473 0.1554739475250244 0.1935861110687256 0.1038858890533447 0.1540830135345459 0.1814138889312744 0.14951491355896 0.1287519931793213 0.2208049297332764 0.1288101673126221 0.1006431579589844 0.2009818553924561 0.1036410331726074 0.1372420787811279 0.1714968681335449 0.1091439723968506 0.8664729595184326 0.2165977954864502 1.416001081466675 0.2569129467010498</text:p>
      <text:p text:style-name="Standard"/>
      <text:p text:style-name="Standard"/>
      <text:p text:style-name="Standard"># name: avgTeste</text:p>
      <text:p text:style-name="Standard"># type: scalar</text:p>
      <text:p text:style-name="Standard">0.230859401067098</text:p>
      <text:p text:style-name="Standard"/>
      <text:p text:style-name="Standard"/>
      <text:p text:style-name="Standard"># name: antecipatedresponseT</text:p>
      <text:p text:style-name="Standard"># type: matrix</text:p>
      <text:p text:style-name="Standard"># rows: 0</text:p>
      <text:p text:style-name="Standard"># columns: 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3:37:28.254441960</meta:creation-date>
    <dc:date>2020-03-29T13:54:41.913408978</dc:date>
    <meta:editing-duration>PT5M10S</meta:editing-duration>
    <meta:editing-cycles>2</meta:editing-cycles>
    <meta:generator>LibreOffice/6.0.7.3$Linux_X86_64 LibreOffice_project/00m0$Build-3</meta:generator>
    <meta:document-statistic meta:table-count="0" meta:image-count="0" meta:object-count="0" meta:page-count="109" meta:paragraph-count="3123" meta:word-count="9338" meta:character-count="55541" meta:non-whitespace-character-count="46971"/>
  </office:meta>
</office:document-meta>
</file>